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6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0.609cm"/>
    </style:style>
    <style:style style:name="co4" style:family="table-column">
      <style:table-column-properties fo:break-before="auto" style:column-width="1.739cm"/>
    </style:style>
    <style:style style:name="co5" style:family="table-column">
      <style:table-column-properties fo:break-before="auto" style:column-width="1.78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953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Tabel_20_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Tabel 6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1" table:default-cell-style-name="ce2"/>
        <table:table-column table:style-name="co5" table:default-cell-style-name="ce2"/>
        <table:table-column table:style-name="co4" table:number-columns-repeated="232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Tabel 6: Opgave van het aantal krachtswerktuigen in de onderscheidene beroepsklassen gebezigd</text:p>
          </table:table-cell>
          <table:table-cell table:style-name="ce7" table:number-columns-repeated="23"/>
          <table:table-cell table:style-name="ce18"/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GEMEENTEN</text:p>
          </table:table-cell>
          <table:table-cell table:style-name="ce8" office:value-type="string" calcext:value-type="string">
            <text:p>Gedreven door</text:p>
          </table:table-cell>
          <table:table-cell table:style-name="ce13"/>
          <table:table-cell table:style-name="ce3" office:value-type="string" calcext:value-type="string">
            <text:p>I</text:p>
          </table:table-cell>
          <table:table-cell table:style-name="ce15" office:value-type="string" calcext:value-type="string">
            <text:p>II</text:p>
          </table:table-cell>
          <table:table-cell table:style-name="ce15" office:value-type="string" calcext:value-type="string">
            <text:p>III</text:p>
          </table:table-cell>
          <table:table-cell table:style-name="ce15" office:value-type="string" calcext:value-type="string">
            <text:p>IV</text:p>
          </table:table-cell>
          <table:table-cell table:style-name="ce15" office:value-type="string" calcext:value-type="string">
            <text:p>V</text:p>
          </table:table-cell>
          <table:table-cell table:style-name="ce15" office:value-type="string" calcext:value-type="string">
            <text:p>VI</text:p>
          </table:table-cell>
          <table:table-cell table:style-name="ce15" office:value-type="string" calcext:value-type="string">
            <text:p>VII</text:p>
          </table:table-cell>
          <table:table-cell table:style-name="ce15" office:value-type="string" calcext:value-type="string">
            <text:p>VIII</text:p>
          </table:table-cell>
          <table:table-cell table:style-name="ce15" office:value-type="string" calcext:value-type="string">
            <text:p>IX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XI</text:p>
          </table:table-cell>
          <table:table-cell table:style-name="ce15" office:value-type="string" calcext:value-type="string">
            <text:p>XII</text:p>
          </table:table-cell>
          <table:table-cell table:style-name="ce15" office:value-type="string" calcext:value-type="string">
            <text:p>XIII</text:p>
          </table:table-cell>
          <table:table-cell table:style-name="ce15" office:value-type="string" calcext:value-type="string">
            <text:p>XIV</text:p>
          </table:table-cell>
          <table:table-cell table:style-name="ce15" office:value-type="string" calcext:value-type="string">
            <text:p>XV</text:p>
          </table:table-cell>
          <table:table-cell table:style-name="ce15" office:value-type="string" calcext:value-type="string">
            <text:p>XVI</text:p>
          </table:table-cell>
          <table:table-cell table:style-name="ce15" office:value-type="string" calcext:value-type="string">
            <text:p>XVII</text:p>
          </table:table-cell>
          <table:table-cell table:style-name="ce15" office:value-type="string" calcext:value-type="string">
            <text:p>XVIII</text:p>
          </table:table-cell>
          <table:table-cell table:style-name="ce15" office:value-type="string" calcext:value-type="string">
            <text:p>XIX</text:p>
          </table:table-cell>
          <table:table-cell table:style-name="ce15" office:value-type="string" calcext:value-type="string">
            <text:p>XX</text:p>
          </table:table-cell>
          <table:table-cell table:style-name="ce15" office:value-type="string" calcext:value-type="string">
            <text:p>XXXIII</text:p>
          </table:table-cell>
          <table:table-cell table:style-name="ce8" office:value-type="string" calcext:value-type="string">
            <text:p>Totaal</text:p>
          </table:table-cell>
          <table:table-cell table:style-name="ce13" table:number-columns-repeated="99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Aarle-Bixtel</text:p>
          </table:table-cell>
          <table:table-cell table:style-name="ce9" office:value-type="string" calcext:value-type="string">
            <text:p>Stoom</text:p>
          </table:table-cell>
          <table:table-cell/>
          <table:table-cell table:style-name="ce4"/>
          <table:table-cell table:style-name="ce16" table:number-columns-repeated="14"/>
          <table:table-cell table:style-name="ce16" office:value-type="float" office:value="1" calcext:value-type="float">
            <text:p>1</text:p>
          </table:table-cell>
          <table:table-cell table:style-name="ce16" table:number-columns-repeated="5"/>
          <table:table-cell table:style-name="ce9" table:formula="of:=[.X5]+[.W5]+[.V5]+[.U5]+[.T5]+[.S5]+[.R5]+[.Q5]+[.P5]+[.O5]+[.N5]+[.M5]+[.L5]+[.K5]+[.J5]+[.I5]+[.H5]+[.G5]+[.F5]+[.E5]+[.D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]+[.W6]+[.V6]+[.U6]+[.T6]+[.S6]+[.R6]+[.Q6]+[.P6]+[.O6]+[.N6]+[.M6]+[.L6]+[.K6]+[.J6]+[.I6]+[.H6]+[.G6]+[.F6]+[.E6]+[.D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em</text:p>
          </table:table-cell>
          <table:table-cell table:style-name="ce11" office:value-type="string" calcext:value-type="string">
            <text:p>Wind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]+[.W7]+[.V7]+[.U7]+[.T7]+[.S7]+[.R7]+[.Q7]+[.P7]+[.O7]+[.N7]+[.M7]+[.L7]+[.K7]+[.J7]+[.I7]+[.H7]+[.G7]+[.F7]+[.E7]+[.D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mker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]+[.W8]+[.V8]+[.U8]+[.T8]+[.S8]+[.R8]+[.Q8]+[.P8]+[.O8]+[.N8]+[.M8]+[.L8]+[.K8]+[.J8]+[.I8]+[.H8]+[.G8]+[.F8]+[.E8]+[.D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9]+[.W9]+[.V9]+[.U9]+[.T9]+[.S9]+[.R9]+[.Q9]+[.P9]+[.O9]+[.N9]+[.M9]+[.L9]+[.K9]+[.J9]+[.I9]+[.H9]+[.G9]+[.F9]+[.E9]+[.D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lphen</text:p>
          </table:table-cell>
          <table:table-cell table:style-name="ce11" office:value-type="string" calcext:value-type="string">
            <text:p>Stoom</text:p>
          </table:table-cell>
          <table:table-cell table:style-name="ce14"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0]+[.W10]+[.V10]+[.U10]+[.T10]+[.S10]+[.R10]+[.Q10]+[.P10]+[.O10]+[.N10]+[.M10]+[.L10]+[.K10]+[.J10]+[.I10]+[.H10]+[.G10]+[.F10]+[.E10]+[.D1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1]+[.W11]+[.V11]+[.U11]+[.T11]+[.S11]+[.R11]+[.Q11]+[.P11]+[.O11]+[.N11]+[.M11]+[.L11]+[.K11]+[.J11]+[.I11]+[.H11]+[.G11]+[.F11]+[.E11]+[.D1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Ast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2]+[.W12]+[.V12]+[.U12]+[.T12]+[.S12]+[.R12]+[.Q12]+[.P12]+[.O12]+[.N12]+[.M12]+[.L12]+[.K12]+[.J12]+[.I12]+[.H12]+[.G12]+[.F12]+[.E12]+[.D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3]+[.W13]+[.V13]+[.U13]+[.T13]+[.S13]+[.R13]+[.Q13]+[.P13]+[.O13]+[.N13]+[.M13]+[.L13]+[.K13]+[.J13]+[.I13]+[.H13]+[.G13]+[.F13]+[.E13]+[.D1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ardwij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]+[.W14]+[.V14]+[.U14]+[.T14]+[.S14]+[.R14]+[.Q14]+[.P14]+[.O14]+[.N14]+[.M14]+[.L14]+[.K14]+[.J14]+[.I14]+[.H14]+[.G14]+[.F14]+[.E14]+[.D1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arle-Nassau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]+[.W15]+[.V15]+[.U15]+[.T15]+[.S15]+[.R15]+[.Q15]+[.P15]+[.O15]+[.N15]+[.M15]+[.L15]+[.K15]+[.J15]+[.I15]+[.H15]+[.G15]+[.F15]+[.E15]+[.D1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6]+[.W16]+[.V16]+[.U16]+[.T16]+[.S16]+[.R16]+[.Q16]+[.P16]+[.O16]+[.N16]+[.M16]+[.L16]+[.K16]+[.J16]+[.I16]+[.H16]+[.G16]+[.F16]+[.E16]+[.D1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akel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]+[.W17]+[.V17]+[.U17]+[.T17]+[.S17]+[.R17]+[.Q17]+[.P17]+[.O17]+[.N17]+[.M17]+[.L17]+[.K17]+[.J17]+[.I17]+[.H17]+[.G17]+[.F17]+[.E17]+[.D1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ek en Don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 table:formula="of:=[.X18]+[.W18]+[.V18]+[.U18]+[.T18]+[.S18]+[.R18]+[.Q18]+[.P18]+[.O18]+[.N18]+[.M18]+[.L18]+[.K18]+[.J18]+[.I18]+[.H18]+[.G18]+[.F18]+[.E18]+[.D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9]+[.W19]+[.V19]+[.U19]+[.T19]+[.S19]+[.R19]+[.Q19]+[.P19]+[.O19]+[.N19]+[.M19]+[.L19]+[.K19]+[.J19]+[.I19]+[.H19]+[.G19]+[.F19]+[.E19]+[.D1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ers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]+[.W20]+[.V20]+[.U20]+[.T20]+[.S20]+[.R20]+[.Q20]+[.P20]+[.O20]+[.N20]+[.M20]+[.L20]+[.K20]+[.J20]+[.I20]+[.H20]+[.G20]+[.F20]+[.E20]+[.D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geijk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]+[.W21]+[.V21]+[.U21]+[.T21]+[.S21]+[.R21]+[.Q21]+[.P21]+[.O21]+[.N21]+[.M21]+[.L21]+[.K21]+[.J21]+[.I21]+[.H21]+[.G21]+[.F21]+[.E21]+[.D2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gen op Zoom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formula="of:=[.X22]+[.W22]+[.V22]+[.U22]+[.T22]+[.S22]+[.R22]+[.Q22]+[.P22]+[.O22]+[.N22]+[.M22]+[.L22]+[.K22]+[.J22]+[.I22]+[.H22]+[.G22]+[.F22]+[.E22]+[.D22]" office:value-type="float" office:value="25" calcext:value-type="float">
            <text:p>2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3]+[.W23]+[.V23]+[.U23]+[.T23]+[.S23]+[.R23]+[.Q23]+[.P23]+[.O23]+[.N23]+[.M23]+[.L23]+[.K23]+[.J23]+[.I23]+[.H23]+[.G23]+[.F23]+[.E23]+[.D2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]+[.W24]+[.V24]+[.U24]+[.T24]+[.S24]+[.R24]+[.Q24]+[.P24]+[.O24]+[.N24]+[.M24]+[.L24]+[.K24]+[.J24]+[.I24]+[.H24]+[.G24]+[.F24]+[.E24]+[.D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ghem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]+[.W25]+[.V25]+[.U25]+[.T25]+[.S25]+[.R25]+[.Q25]+[.P25]+[.O25]+[.N25]+[.M25]+[.L25]+[.K25]+[.J25]+[.I25]+[.H25]+[.G25]+[.F25]+[.E25]+[.D2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6]+[.W26]+[.V26]+[.U26]+[.T26]+[.S26]+[.R26]+[.Q26]+[.P26]+[.O26]+[.N26]+[.M26]+[.L26]+[.K26]+[.J26]+[.I26]+[.H26]+[.G26]+[.F26]+[.E26]+[.D2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ke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7]+[.W27]+[.V27]+[.U27]+[.T27]+[.S27]+[.R27]+[.Q27]+[.P27]+[.O27]+[.N27]+[.M27]+[.L27]+[.K27]+[.J27]+[.I27]+[.H27]+[.G27]+[.F27]+[.E27]+[.D2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rlieum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8]+[.W28]+[.V28]+[.U28]+[.T28]+[.S28]+[.R28]+[.Q28]+[.P28]+[.O28]+[.N28]+[.M28]+[.L28]+[.K28]+[.J28]+[.I28]+[.H28]+[.G28]+[.F28]+[.E28]+[.D2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soij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10" table:formula="of:=[.X29]+[.W29]+[.V29]+[.U29]+[.T29]+[.S29]+[.R29]+[.Q29]+[.P29]+[.O29]+[.N29]+[.M29]+[.L29]+[.K29]+[.J29]+[.I29]+[.H29]+[.G29]+[.F29]+[.E29]+[.D2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0]+[.W30]+[.V30]+[.U30]+[.T30]+[.S30]+[.R30]+[.Q30]+[.P30]+[.O30]+[.N30]+[.M30]+[.L30]+[.K30]+[.J30]+[.I30]+[.H30]+[.G30]+[.F30]+[.E30]+[.D3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s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1]+[.W31]+[.V31]+[.U31]+[.T31]+[.S31]+[.R31]+[.Q31]+[.P31]+[.O31]+[.N31]+[.M31]+[.L31]+[.K31]+[.J31]+[.I31]+[.H31]+[.G31]+[.F31]+[.E31]+[.D3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eug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2]+[.W32]+[.V32]+[.U32]+[.T32]+[.S32]+[.R32]+[.Q32]+[.P32]+[.O32]+[.N32]+[.M32]+[.L32]+[.K32]+[.J32]+[.I32]+[.H32]+[.G32]+[.F32]+[.E32]+[.D3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ladel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3]+[.W33]+[.V33]+[.U33]+[.T33]+[.S33]+[.R33]+[.Q33]+[.P33]+[.O33]+[.N33]+[.M33]+[.L33]+[.K33]+[.J33]+[.I33]+[.H33]+[.G33]+[.F33]+[.E33]+[.D3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ek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4]+[.W34]+[.V34]+[.U34]+[.T34]+[.S34]+[.R34]+[.Q34]+[.P34]+[.O34]+[.N34]+[.M34]+[.L34]+[.K34]+[.J34]+[.I34]+[.H34]+[.G34]+[.F34]+[.E34]+[.D3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35]+[.W35]+[.V35]+[.U35]+[.T35]+[.S35]+[.R35]+[.Q35]+[.P35]+[.O35]+[.N35]+[.M35]+[.L35]+[.K35]+[.J35]+[.I35]+[.H35]+[.G35]+[.F35]+[.E35]+[.D3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rkel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36]+[.W36]+[.V36]+[.U36]+[.T36]+[.S36]+[.R36]+[.Q36]+[.P36]+[.O36]+[.N36]+[.M36]+[.L36]+[.K36]+[.J36]+[.I36]+[.H36]+[.G36]+[.F36]+[.E36]+[.D3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xmeer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37]+[.W37]+[.V37]+[.U37]+[.T37]+[.S37]+[.R37]+[.Q37]+[.P37]+[.O37]+[.N37]+[.M37]+[.L37]+[.K37]+[.J37]+[.I37]+[.H37]+[.G37]+[.F37]+[.E37]+[.D3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oxt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38]+[.W38]+[.V38]+[.U38]+[.T38]+[.S38]+[.R38]+[.Q38]+[.P38]+[.O38]+[.N38]+[.M38]+[.L38]+[.K38]+[.J38]+[.I38]+[.H38]+[.G38]+[.F38]+[.E38]+[.D38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39]+[.W39]+[.V39]+[.U39]+[.T39]+[.S39]+[.R39]+[.Q39]+[.P39]+[.O39]+[.N39]+[.M39]+[.L39]+[.K39]+[.J39]+[.I39]+[.H39]+[.G39]+[.F39]+[.E39]+[.D3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reda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10" table:formula="of:=[.X40]+[.W40]+[.V40]+[.U40]+[.T40]+[.S40]+[.R40]+[.Q40]+[.P40]+[.O40]+[.N40]+[.M40]+[.L40]+[.K40]+[.J40]+[.I40]+[.H40]+[.G40]+[.F40]+[.E40]+[.D40]" office:value-type="float" office:value="24" calcext:value-type="float">
            <text:p>2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1]+[.W41]+[.V41]+[.U41]+[.T41]+[.S41]+[.R41]+[.Q41]+[.P41]+[.O41]+[.N41]+[.M41]+[.L41]+[.K41]+[.J41]+[.I41]+[.H41]+[.G41]+[.F41]+[.E41]+[.D4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2]+[.W42]+[.V42]+[.U42]+[.T42]+[.S42]+[.R42]+[.Q42]+[.P42]+[.O42]+[.N42]+[.M42]+[.L42]+[.K42]+[.J42]+[.I42]+[.H42]+[.G42]+[.F42]+[.E42]+[.D4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Bude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3]+[.W43]+[.V43]+[.U43]+[.T43]+[.S43]+[.R43]+[.Q43]+[.P43]+[.O43]+[.N43]+[.M43]+[.L43]+[.K43]+[.J43]+[.I43]+[.H43]+[.G43]+[.F43]+[.E43]+[.D4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apell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4]+[.W44]+[.V44]+[.U44]+[.T44]+[.S44]+[.R44]+[.Q44]+[.P44]+[.O44]+[.N44]+[.M44]+[.L44]+[.K44]+[.J44]+[.I44]+[.H44]+[.G44]+[.F44]+[.E44]+[.D4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Chaam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5]+[.W45]+[.V45]+[.U45]+[.T45]+[.S45]+[.R45]+[.Q45]+[.P45]+[.O45]+[.N45]+[.M45]+[.L45]+[.K45]+[.J45]+[.I45]+[.H45]+[.G45]+[.F45]+[.E45]+[.D4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uij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table:style-name="ce10" table:formula="of:=[.X46]+[.W46]+[.V46]+[.U46]+[.T46]+[.S46]+[.R46]+[.Q46]+[.P46]+[.O46]+[.N46]+[.M46]+[.L46]+[.K46]+[.J46]+[.I46]+[.H46]+[.G46]+[.F46]+[.E46]+[.D4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7]+[.W47]+[.V47]+[.U47]+[.T47]+[.S47]+[.R47]+[.Q47]+[.P47]+[.O47]+[.N47]+[.M47]+[.L47]+[.K47]+[.J47]+[.I47]+[.H47]+[.G47]+[.F47]+[.E47]+[.D4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eurne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48]+[.W48]+[.V48]+[.U48]+[.T48]+[.S48]+[.R48]+[.Q48]+[.P48]+[.O48]+[.N48]+[.M48]+[.L48]+[.K48]+[.J48]+[.I48]+[.H48]+[.G48]+[.F48]+[.E48]+[.D4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49]+[.W49]+[.V49]+[.U49]+[.T49]+[.S49]+[.R49]+[.Q49]+[.P49]+[.O49]+[.N49]+[.M49]+[.L49]+[.K49]+[.J49]+[.I49]+[.H49]+[.G49]+[.F49]+[.E49]+[.D4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ied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0]+[.W50]+[.V50]+[.U50]+[.T50]+[.S50]+[.R50]+[.Q50]+[.P50]+[.O50]+[.N50]+[.M50]+[.L50]+[.K50]+[.J50]+[.I50]+[.H50]+[.G50]+[.F50]+[.E50]+[.D5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iesen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1]+[.W51]+[.V51]+[.U51]+[.T51]+[.S51]+[.R51]+[.Q51]+[.P51]+[.O51]+[.N51]+[.M51]+[.L51]+[.K51]+[.J51]+[.I51]+[.H51]+[.G51]+[.F51]+[.E51]+[.D5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52]+[.W52]+[.V52]+[.U52]+[.T52]+[.S52]+[.R52]+[.Q52]+[.P52]+[.O52]+[.N52]+[.M52]+[.L52]+[.K52]+[.J52]+[.I52]+[.H52]+[.G52]+[.F52]+[.E52]+[.D5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inther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53]+[.W53]+[.V53]+[.U53]+[.T53]+[.S53]+[.R53]+[.Q53]+[.P53]+[.O53]+[.N53]+[.M53]+[.L53]+[.K53]+[.J53]+[.I53]+[.H53]+[.G53]+[.F53]+[.E53]+[.D5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ommelen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10" table:formula="of:=[.X54]+[.W54]+[.V54]+[.U54]+[.T54]+[.S54]+[.R54]+[.Q54]+[.P54]+[.O54]+[.N54]+[.M54]+[.L54]+[.K54]+[.J54]+[.I54]+[.H54]+[.G54]+[.F54]+[.E54]+[.D5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ong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5]+[.W55]+[.V55]+[.U55]+[.T55]+[.S55]+[.R55]+[.Q55]+[.P55]+[.O55]+[.N55]+[.M55]+[.L55]+[.K55]+[.J55]+[.I55]+[.H55]+[.G55]+[.F55]+[.E55]+[.D5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6]+[.W56]+[.V56]+[.U56]+[.T56]+[.S56]+[.R56]+[.Q56]+[.P56]+[.O56]+[.N56]+[.M56]+[.L56]+[.K56]+[.J56]+[.I56]+[.H56]+[.G56]+[.F56]+[.E56]+[.D5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run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7]+[.W57]+[.V57]+[.U57]+[.T57]+[.S57]+[.R57]+[.Q57]+[.P57]+[.O57]+[.N57]+[.M57]+[.L57]+[.K57]+[.J57]+[.I57]+[.H57]+[.G57]+[.F57]+[.E57]+[.D5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8]+[.W58]+[.V58]+[.U58]+[.T58]+[.S58]+[.R58]+[.Q58]+[.P58]+[.O58]+[.N58]+[.M58]+[.L58]+[.K58]+[.J58]+[.I58]+[.H58]+[.G58]+[.F58]+[.E58]+[.D5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uizel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59]+[.W59]+[.V59]+[.U59]+[.T59]+[.S59]+[.R59]+[.Q59]+[.P59]+[.O59]+[.N59]+[.M59]+[.L59]+[.K59]+[.J59]+[.I59]+[.H59]+[.G59]+[.F59]+[.E59]+[.D5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ussen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table:style-name="ce10" table:formula="of:=[.X60]+[.W60]+[.V60]+[.U60]+[.T60]+[.S60]+[.R60]+[.Q60]+[.P60]+[.O60]+[.N60]+[.M60]+[.L60]+[.K60]+[.J60]+[.I60]+[.H60]+[.G60]+[.F60]+[.E60]+[.D60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erse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1]+[.W61]+[.V61]+[.U61]+[.T61]+[.S61]+[.R61]+[.Q61]+[.P61]+[.O61]+[.N61]+[.M61]+[.L61]+[.K61]+[.J61]+[.I61]+[.H61]+[.G61]+[.F61]+[.E61]+[.D6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indhov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62]+[.W62]+[.V62]+[.U62]+[.T62]+[.S62]+[.R62]+[.Q62]+[.P62]+[.O62]+[.N62]+[.M62]+[.L62]+[.K62]+[.J62]+[.I62]+[.H62]+[.G62]+[.F62]+[.E62]+[.D62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2" calcext:value-type="float">
            <text:p>2</text:p>
          </table:table-cell>
          <table:table-cell table:number-columns-repeated="19"/>
          <table:table-cell table:style-name="ce10" table:formula="of:=[.X63]+[.W63]+[.V63]+[.U63]+[.T63]+[.S63]+[.R63]+[.Q63]+[.P63]+[.O63]+[.N63]+[.M63]+[.L63]+[.K63]+[.J63]+[.I63]+[.H63]+[.G63]+[.F63]+[.E63]+[.D6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 table:formula="of:=[.X64]+[.W64]+[.V64]+[.U64]+[.T64]+[.S64]+[.R64]+[.Q64]+[.P64]+[.O64]+[.N64]+[.M64]+[.L64]+[.K64]+[.J64]+[.I64]+[.H64]+[.G64]+[.F64]+[.E64]+[.D6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rp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65]+[.W65]+[.V65]+[.U65]+[.T65]+[.S65]+[.R65]+[.Q65]+[.P65]+[.O65]+[.N65]+[.M65]+[.L65]+[.K65]+[.J65]+[.I65]+[.H65]+[.G65]+[.F65]+[.E65]+[.D6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schar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66]+[.W66]+[.V66]+[.U66]+[.T66]+[.S66]+[.R66]+[.Q66]+[.P66]+[.O66]+[.N66]+[.M66]+[.L66]+[.K66]+[.J66]+[.I66]+[.H66]+[.G66]+[.F66]+[.E66]+[.D6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Etten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67]+[.W67]+[.V67]+[.U67]+[.T67]+[.S67]+[.R67]+[.Q67]+[.P67]+[.O67]+[.N67]+[.M67]+[.L67]+[.K67]+[.J67]+[.I67]+[.H67]+[.G67]+[.F67]+[.E67]+[.D67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0" table:formula="of:=[.X68]+[.W68]+[.V68]+[.U68]+[.T68]+[.S68]+[.R68]+[.Q68]+[.P68]+[.O68]+[.N68]+[.M68]+[.L68]+[.K68]+[.J68]+[.I68]+[.H68]+[.G68]+[.F68]+[.E68]+[.D68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Fijnaart c. a.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69]+[.W69]+[.V69]+[.U69]+[.T69]+[.S69]+[.R69]+[.Q69]+[.P69]+[.O69]+[.N69]+[.M69]+[.L69]+[.K69]+[.J69]+[.I69]+[.H69]+[.G69]+[.F69]+[.E69]+[.D6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0]+[.W70]+[.V70]+[.U70]+[.T70]+[.S70]+[.R70]+[.Q70]+[.P70]+[.O70]+[.N70]+[.M70]+[.L70]+[.K70]+[.J70]+[.I70]+[.H70]+[.G70]+[.F70]+[.E70]+[.D70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asse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1]+[.W71]+[.V71]+[.U71]+[.T71]+[.S71]+[.R71]+[.Q71]+[.P71]+[.O71]+[.N71]+[.M71]+[.L71]+[.K71]+[.J71]+[.I71]+[.H71]+[.G71]+[.F71]+[.E71]+[.D7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ertruidenberg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2]+[.W72]+[.V72]+[.U72]+[.T72]+[.S72]+[.R72]+[.Q72]+[.P72]+[.O72]+[.N72]+[.M72]+[.L72]+[.K72]+[.J72]+[.I72]+[.H72]+[.G72]+[.F72]+[.E72]+[.D7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3]+[.W73]+[.V73]+[.U73]+[.T73]+[.S73]+[.R73]+[.Q73]+[.P73]+[.O73]+[.N73]+[.M73]+[.L73]+[.K73]+[.J73]+[.I73]+[.H73]+[.G73]+[.F73]+[.E73]+[.D7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74]+[.W74]+[.V74]+[.U74]+[.T74]+[.S74]+[.R74]+[.Q74]+[.P74]+[.O74]+[.N74]+[.M74]+[.L74]+[.K74]+[.J74]+[.I74]+[.H74]+[.G74]+[.F74]+[.E74]+[.D7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ff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5]+[.W75]+[.V75]+[.U75]+[.T75]+[.S75]+[.R75]+[.Q75]+[.P75]+[.O75]+[.N75]+[.M75]+[.L75]+[.K75]+[.J75]+[.I75]+[.H75]+[.G75]+[.F75]+[.E75]+[.D7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7"/>
          <table:table-cell table:style-name="ce10" table:formula="of:=[.X76]+[.W76]+[.V76]+[.U76]+[.T76]+[.S76]+[.R76]+[.Q76]+[.P76]+[.O76]+[.N76]+[.M76]+[.L76]+[.K76]+[.J76]+[.I76]+[.H76]+[.G76]+[.F76]+[.E76]+[.D76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77]+[.W77]+[.V77]+[.U77]+[.T77]+[.S77]+[.R77]+[.Q77]+[.P77]+[.O77]+[.N77]+[.M77]+[.L77]+[.K77]+[.J77]+[.I77]+[.H77]+[.G77]+[.F77]+[.E77]+[.D7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ldrop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8]+[.W78]+[.V78]+[.U78]+[.T78]+[.S78]+[.R78]+[.Q78]+[.P78]+[.O78]+[.N78]+[.M78]+[.L78]+[.K78]+[.J78]+[.I78]+[.H78]+[.G78]+[.F78]+[.E78]+[.D7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mer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79]+[.W79]+[.V79]+[.U79]+[.T79]+[.S79]+[.R79]+[.Q79]+[.P79]+[.O79]+[.N79]+[.M79]+[.L79]+[.K79]+[.J79]+[.I79]+[.H79]+[.G79]+[.F79]+[.E79]+[.D79]" office:value-type="float" office:value="3" calcext:value-type="float">
            <text:p>3</text:p>
          </table:table-cell>
          <table:table-cell/>
          <table:table-cell office:value-type="float" office:value="340043" calcext:value-type="float">
            <text:p>340043</text:p>
          </table:table-cell>
          <table:table-cell table:number-columns-repeated="997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80]+[.W80]+[.V80]+[.U80]+[.T80]+[.S80]+[.R80]+[.Q80]+[.P80]+[.O80]+[.N80]+[.M80]+[.L80]+[.K80]+[.J80]+[.I80]+[.H80]+[.G80]+[.F80]+[.E80]+[.D8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estel c. a.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1]+[.W81]+[.V81]+[.U81]+[.T81]+[.S81]+[.R81]+[.Q81]+[.P81]+[.O81]+[.N81]+[.M81]+[.L81]+[.K81]+[.J81]+[.I81]+[.H81]+[.G81]+[.F81]+[.E81]+[.D8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2]+[.W82]+[.V82]+[.U82]+[.T82]+[.S82]+[.R82]+[.Q82]+[.P82]+[.O82]+[.N82]+[.M82]+[.L82]+[.K82]+[.J82]+[.I82]+[.H82]+[.G82]+[.F82]+[.E82]+[.D8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ilze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83]+[.W83]+[.V83]+[.U83]+[.T83]+[.S83]+[.R83]+[.Q83]+[.P83]+[.O83]+[.N83]+[.M83]+[.L83]+[.K83]+[.J83]+[.I83]+[.H83]+[.G83]+[.F83]+[.E83]+[.D8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84]+[.W84]+[.V84]+[.U84]+[.T84]+[.S84]+[.R84]+[.Q84]+[.P84]+[.O84]+[.N84]+[.M84]+[.L84]+[.K84]+[.J84]+[.I84]+[.H84]+[.G84]+[.F84]+[.E84]+[.D8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inneken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10" table:formula="of:=[.X85]+[.W85]+[.V85]+[.U85]+[.T85]+[.S85]+[.R85]+[.Q85]+[.P85]+[.O85]+[.N85]+[.M85]+[.L85]+[.K85]+[.J85]+[.I85]+[.H85]+[.G85]+[.F85]+[.E85]+[.D8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oirle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7"/>
          <table:table-cell table:style-name="ce10" table:formula="of:=[.X86]+[.W86]+[.V86]+[.U86]+[.T86]+[.S86]+[.R86]+[.Q86]+[.P86]+[.O86]+[.N86]+[.M86]+[.L86]+[.K86]+[.J86]+[.I86]+[.H86]+[.G86]+[.F86]+[.E86]+[.D8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7]+[.W87]+[.V87]+[.U87]+[.T87]+[.S87]+[.R87]+[.Q87]+[.P87]+[.O87]+[.N87]+[.M87]+[.L87]+[.K87]+[.J87]+[.I87]+[.H87]+[.G87]+[.F87]+[.E87]+[.D8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8]+[.W88]+[.V88]+[.U88]+[.T88]+[.S88]+[.R88]+[.Q88]+[.P88]+[.O88]+[.N88]+[.M88]+[.L88]+[.K88]+[.J88]+[.I88]+[.H88]+[.G88]+[.F88]+[.E88]+[.D8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Grave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89]+[.W89]+[.V89]+[.U89]+[.T89]+[.S89]+[.R89]+[.Q89]+[.P89]+[.O89]+[.N89]+[.M89]+[.L89]+[.K89]+[.J89]+[.I89]+[.H89]+[.G89]+[.F89]+[.E89]+[.D8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0]+[.W90]+[.V90]+[.U90]+[.T90]+[.S90]+[.R90]+[.Q90]+[.P90]+[.O90]+[.N90]+[.M90]+[.L90]+[.K90]+[.J90]+[.I90]+[.H90]+[.G90]+[.F90]+[.E90]+[.D9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91]+[.W91]+[.V91]+[.U91]+[.T91]+[.S91]+[.R91]+[.Q91]+[.P91]+[.O91]+[.N91]+[.M91]+[.L91]+[.K91]+[.J91]+[.I91]+[.H91]+[.G91]+[.F91]+[.E91]+[.D9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 Gravenmoer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2]+[.W92]+[.V92]+[.U92]+[.T92]+[.S92]+[.R92]+[.Q92]+[.P92]+[.O92]+[.N92]+[.M92]+[.L92]+[.K92]+[.J92]+[.I92]+[.H92]+[.G92]+[.F92]+[.E92]+[.D9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ar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3]+[.W93]+[.V93]+[.U93]+[.T93]+[.S93]+[.R93]+[.Q93]+[.P93]+[.O93]+[.N93]+[.M93]+[.L93]+[.K93]+[.J93]+[.I93]+[.H93]+[.G93]+[.F93]+[.E93]+[.D9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4]+[.W94]+[.V94]+[.U94]+[.T94]+[.S94]+[.R94]+[.Q94]+[.P94]+[.O94]+[.N94]+[.M94]+[.L94]+[.K94]+[.J94]+[.I94]+[.H94]+[.G94]+[.F94]+[.E94]+[.D9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lster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95]+[.W95]+[.V95]+[.U95]+[.T95]+[.S95]+[.R95]+[.Q95]+[.P95]+[.O95]+[.N95]+[.M95]+[.L95]+[.K95]+[.J95]+[.I95]+[.H95]+[.G95]+[.F95]+[.E95]+[.D9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6]+[.W96]+[.V96]+[.U96]+[.T96]+[.S96]+[.R96]+[.Q96]+[.P96]+[.O96]+[.N96]+[.M96]+[.L96]+[.K96]+[.J96]+[.I96]+[.H96]+[.G96]+[.F96]+[.E96]+[.D9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aps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7]+[.W97]+[.V97]+[.U97]+[.T97]+[.S97]+[.R97]+[.Q97]+[.P97]+[.O97]+[.N97]+[.M97]+[.L97]+[.K97]+[.J97]+[.I97]+[.H97]+[.G97]+[.F97]+[.E97]+[.D9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dikhuiz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8]+[.W98]+[.V98]+[.U98]+[.T98]+[.S98]+[.R98]+[.Q98]+[.P98]+[.O98]+[.N98]+[.M98]+[.L98]+[.K98]+[.J98]+[.I98]+[.H98]+[.G98]+[.F98]+[.E98]+[.D9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sbe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99]+[.W99]+[.V99]+[.U99]+[.T99]+[.S99]+[.R99]+[.Q99]+[.P99]+[.O99]+[.N99]+[.M99]+[.L99]+[.K99]+[.J99]+[.I99]+[.H99]+[.G99]+[.F99]+[.E99]+[.D9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sch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00]+[.W100]+[.V100]+[.U100]+[.T100]+[.S100]+[.R100]+[.Q100]+[.P100]+[.O100]+[.N100]+[.M100]+[.L100]+[.K100]+[.J100]+[.I100]+[.H100]+[.G100]+[.F100]+[.E100]+[.D100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swij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01]+[.W101]+[.V101]+[.U101]+[.T101]+[.S101]+[.R101]+[.Q101]+[.P101]+[.O101]+[.N101]+[.M101]+[.L101]+[.K101]+[.J101]+[.I101]+[.H101]+[.G101]+[.F101]+[.E101]+[.D10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eze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102]+[.W102]+[.V102]+[.U102]+[.T102]+[.S102]+[.R102]+[.Q102]+[.P102]+[.O102]+[.N102]+[.M102]+[.L102]+[.K102]+[.J102]+[.I102]+[.H102]+[.G102]+[.F102]+[.E102]+[.D10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03]+[.W103]+[.V103]+[.U103]+[.T103]+[.S103]+[.R103]+[.Q103]+[.P103]+[.O103]+[.N103]+[.M103]+[.L103]+[.K103]+[.J103]+[.I103]+[.H103]+[.G103]+[.F103]+[.E103]+[.D10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lmond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style-name="ce10" table:formula="of:=[.X104]+[.W104]+[.V104]+[.U104]+[.T104]+[.S104]+[.R104]+[.Q104]+[.P104]+[.O104]+[.N104]+[.M104]+[.L104]+[.K104]+[.J104]+[.I104]+[.H104]+[.G104]+[.F104]+[.E104]+[.D104]" office:value-type="float" office:value="29" calcext:value-type="float">
            <text:p>2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9"/>
          <table:table-cell table:style-name="ce10" table:formula="of:=[.X105]+[.W105]+[.V105]+[.U105]+[.T105]+[.S105]+[.R105]+[.Q105]+[.P105]+[.O105]+[.N105]+[.M105]+[.L105]+[.K105]+[.J105]+[.I105]+[.H105]+[.G105]+[.F105]+[.E105]+[.D10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06]+[.W106]+[.V106]+[.U106]+[.T106]+[.S106]+[.R106]+[.Q106]+[.P106]+[.O106]+[.N106]+[.M106]+[.L106]+[.K106]+[.J106]+[.I106]+[.H106]+[.G106]+[.F106]+[.E106]+[.D10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lvoir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07]+[.W107]+[.V107]+[.U107]+[.T107]+[.S107]+[.R107]+[.Q107]+[.P107]+[.O107]+[.N107]+[.M107]+[.L107]+[.K107]+[.J107]+[.I107]+[.H107]+[.G107]+[.F107]+[.E107]+[.D10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rp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08]+[.W108]+[.V108]+[.U108]+[.T108]+[.S108]+[.R108]+[.Q108]+[.P108]+[.O108]+[.N108]+[.M108]+[.L108]+[.K108]+[.J108]+[.I108]+[.H108]+[.G108]+[.F108]+[.E108]+[.D10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 Hertogenbosch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ce10" table:formula="of:=[.X109]+[.W109]+[.V109]+[.U109]+[.T109]+[.S109]+[.R109]+[.Q109]+[.P109]+[.O109]+[.N109]+[.M109]+[.L109]+[.K109]+[.J109]+[.I109]+[.H109]+[.G109]+[.F109]+[.E109]+[.D109]" office:value-type="float" office:value="22" calcext:value-type="float">
            <text:p>2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0" table:formula="of:=[.X110]+[.W110]+[.V110]+[.U110]+[.T110]+[.S110]+[.R110]+[.Q110]+[.P110]+[.O110]+[.N110]+[.M110]+[.L110]+[.K110]+[.J110]+[.I110]+[.H110]+[.G110]+[.F110]+[.E110]+[.D110]" office:value-type="float" office:value="9" calcext:value-type="float">
            <text:p>9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11]+[.W111]+[.V111]+[.U111]+[.T111]+[.S111]+[.R111]+[.Q111]+[.P111]+[.O111]+[.N111]+[.M111]+[.L111]+[.K111]+[.J111]+[.I111]+[.H111]+[.G111]+[.F111]+[.E111]+[.D11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eusd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12]+[.W112]+[.V112]+[.U112]+[.T112]+[.S112]+[.R112]+[.Q112]+[.P112]+[.O112]+[.N112]+[.M112]+[.L112]+[.K112]+[.J112]+[.I112]+[.H112]+[.G112]+[.F112]+[.E112]+[.D11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13]+[.W113]+[.V113]+[.U113]+[.T113]+[.S113]+[.R113]+[.Q113]+[.P113]+[.O113]+[.N113]+[.M113]+[.L113]+[.K113]+[.J113]+[.I113]+[.H113]+[.G113]+[.F113]+[.E113]+[.D11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14]+[.W114]+[.V114]+[.U114]+[.T114]+[.S114]+[.R114]+[.Q114]+[.P114]+[.O114]+[.N114]+[.M114]+[.L114]+[.K114]+[.J114]+[.I114]+[.H114]+[.G114]+[.F114]+[.E114]+[.D11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ilvarenbee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table:style-name="ce10" table:formula="of:=[.X115]+[.W115]+[.V115]+[.U115]+[.T115]+[.S115]+[.R115]+[.Q115]+[.P115]+[.O115]+[.N115]+[.M115]+[.L115]+[.K115]+[.J115]+[.I115]+[.H115]+[.G115]+[.F115]+[.E115]+[.D11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16]+[.W116]+[.V116]+[.U116]+[.T116]+[.S116]+[.R116]+[.Q116]+[.P116]+[.O116]+[.N116]+[.M116]+[.L116]+[.K116]+[.J116]+[.I116]+[.H116]+[.G116]+[.F116]+[.E116]+[.D11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ev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17]+[.W117]+[.V117]+[.U117]+[.T117]+[.S117]+[.R117]+[.Q117]+[.P117]+[.O117]+[.N117]+[.M117]+[.L117]+[.K117]+[.J117]+[.I117]+[.H117]+[.G117]+[.F117]+[.E117]+[.D11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oge en Lagemierd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18]+[.W118]+[.V118]+[.U118]+[.T118]+[.S118]+[.R118]+[.Q118]+[.P118]+[.O118]+[.N118]+[.M118]+[.L118]+[.K118]+[.J118]+[.I118]+[.H118]+[.G118]+[.F118]+[.E118]+[.D11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oogeloo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19]+[.W119]+[.V119]+[.U119]+[.T119]+[.S119]+[.R119]+[.Q119]+[.P119]+[.O119]+[.N119]+[.M119]+[.L119]+[.K119]+[.J119]+[.I119]+[.H119]+[.G119]+[.F119]+[.E119]+[.D11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Huyberg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0]+[.W120]+[.V120]+[.U120]+[.T120]+[.S120]+[.R120]+[.Q120]+[.P120]+[.O120]+[.N120]+[.M120]+[.L120]+[.K120]+[.J120]+[.I120]+[.H120]+[.G120]+[.F120]+[.E120]+[.D12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Klunder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0" table:formula="of:=[.X121]+[.W121]+[.V121]+[.U121]+[.T121]+[.S121]+[.R121]+[.Q121]+[.P121]+[.O121]+[.N121]+[.M121]+[.L121]+[.K121]+[.J121]+[.I121]+[.H121]+[.G121]+[.F121]+[.E121]+[.D121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2]+[.W122]+[.V122]+[.U122]+[.T122]+[.S122]+[.R122]+[.Q122]+[.P122]+[.O122]+[.N122]+[.M122]+[.L122]+[.K122]+[.J122]+[.I122]+[.H122]+[.G122]+[.F122]+[.E122]+[.D12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eende 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3]+[.W123]+[.V123]+[.U123]+[.T123]+[.S123]+[.R123]+[.Q123]+[.P123]+[.O123]+[.N123]+[.M123]+[.L123]+[.K123]+[.J123]+[.I123]+[.H123]+[.G123]+[.F123]+[.E123]+[.D12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empde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4]+[.W124]+[.V124]+[.U124]+[.T124]+[.S124]+[.R124]+[.Q124]+[.P124]+[.O124]+[.N124]+[.M124]+[.L124]+[.K124]+[.J124]+[.I124]+[.H124]+[.G124]+[.F124]+[.E124]+[.D1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erdop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5]+[.W125]+[.V125]+[.U125]+[.T125]+[.S125]+[.R125]+[.Q125]+[.P125]+[.O125]+[.N125]+[.M125]+[.L125]+[.K125]+[.J125]+[.I125]+[.H125]+[.G125]+[.F125]+[.E125]+[.D12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6]+[.W126]+[.V126]+[.U126]+[.T126]+[.S126]+[.R126]+[.Q126]+[.P126]+[.O126]+[.N126]+[.M126]+[.L126]+[.K126]+[.J126]+[.I126]+[.H126]+[.G126]+[.F126]+[.E126]+[.D12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eshou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7]+[.W127]+[.V127]+[.U127]+[.T127]+[.S127]+[.R127]+[.Q127]+[.P127]+[.O127]+[.N127]+[.M127]+[.L127]+[.K127]+[.J127]+[.I127]+[.H127]+[.G127]+[.F127]+[.E127]+[.D12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nd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8]+[.W128]+[.V128]+[.U128]+[.T128]+[.S128]+[.R128]+[.Q128]+[.P128]+[.O128]+[.N128]+[.M128]+[.L128]+[.K128]+[.J128]+[.I128]+[.H128]+[.G128]+[.F128]+[.E128]+[.D12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ith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29]+[.W129]+[.V129]+[.U129]+[.T129]+[.S129]+[.R129]+[.Q129]+[.P129]+[.O129]+[.N129]+[.M129]+[.L129]+[.K129]+[.J129]+[.I129]+[.H129]+[.G129]+[.F129]+[.E129]+[.D12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oon op Zand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5"/>
          <table:table-cell table:style-name="ce10" table:formula="of:=[.X130]+[.W130]+[.V130]+[.U130]+[.T130]+[.S130]+[.R130]+[.Q130]+[.P130]+[.O130]+[.N130]+[.M130]+[.L130]+[.K130]+[.J130]+[.I130]+[.H130]+[.G130]+[.F130]+[.E130]+[.D130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Luygesta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31]+[.W131]+[.V131]+[.U131]+[.T131]+[.S131]+[.R131]+[.Q131]+[.P131]+[.O131]+[.N131]+[.M131]+[.L131]+[.K131]+[.J131]+[.I131]+[.H131]+[.G131]+[.F131]+[.E131]+[.D13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rheez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32]+[.W132]+[.V132]+[.U132]+[.T132]+[.S132]+[.R132]+[.Q132]+[.P132]+[.O132]+[.N132]+[.M132]+[.L132]+[.K132]+[.J132]+[.I132]+[.H132]+[.G132]+[.F132]+[.E132]+[.D13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ashees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3]+[.W133]+[.V133]+[.U133]+[.T133]+[.S133]+[.R133]+[.Q133]+[.P133]+[.O133]+[.N133]+[.M133]+[.L133]+[.K133]+[.J133]+[.I133]+[.H133]+[.G133]+[.F133]+[.E133]+[.D13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ade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4]+[.W134]+[.V134]+[.U134]+[.T134]+[.S134]+[.R134]+[.Q134]+[.P134]+[.O134]+[.N134]+[.M134]+[.L134]+[.K134]+[.J134]+[.I134]+[.H134]+[.G134]+[.F134]+[.E134]+[.D13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eeuw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5]+[.W135]+[.V135]+[.U135]+[.T135]+[.S135]+[.R135]+[.Q135]+[.P135]+[.O135]+[.N135]+[.M135]+[.L135]+[.K135]+[.J135]+[.I135]+[.H135]+[.G135]+[.F135]+[.E135]+[.D13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eg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36]+[.W136]+[.V136]+[.U136]+[.T136]+[.S136]+[.R136]+[.Q136]+[.P136]+[.O136]+[.N136]+[.M136]+[.L136]+[.K136]+[.J136]+[.I136]+[.H136]+[.G136]+[.F136]+[.E136]+[.D13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chiels-Gestel (St.)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37]+[.W137]+[.V137]+[.U137]+[.T137]+[.S137]+[.R137]+[.Q137]+[.P137]+[.O137]+[.N137]+[.M137]+[.L137]+[.K137]+[.J137]+[.I137]+[.H137]+[.G137]+[.F137]+[.E137]+[.D137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erlo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38]+[.W138]+[.V138]+[.U138]+[.T138]+[.S138]+[.R138]+[.Q138]+[.P138]+[.O138]+[.N138]+[.M138]+[.L138]+[.K138]+[.J138]+[.I138]+[.H138]+[.G138]+[.F138]+[.E138]+[.D13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ill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139]+[.W139]+[.V139]+[.U139]+[.T139]+[.S139]+[.R139]+[.Q139]+[.P139]+[.O139]+[.N139]+[.M139]+[.L139]+[.K139]+[.J139]+[.I139]+[.H139]+[.G139]+[.F139]+[.E139]+[.D13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Moergest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0]+[.W140]+[.V140]+[.U140]+[.T140]+[.S140]+[.R140]+[.Q140]+[.P140]+[.O140]+[.N140]+[.M140]+[.L140]+[.K140]+[.J140]+[.I140]+[.H140]+[.G140]+[.F140]+[.E140]+[.D14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1]+[.W141]+[.V141]+[.U141]+[.T141]+[.S141]+[.R141]+[.Q141]+[.P141]+[.O141]+[.N141]+[.M141]+[.L141]+[.K141]+[.J141]+[.I141]+[.H141]+[.G141]+[.F141]+[.E141]+[.D14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kuyk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2]+[.W142]+[.V142]+[.U142]+[.T142]+[.S142]+[.R142]+[.Q142]+[.P142]+[.O142]+[.N142]+[.M142]+[.L142]+[.K142]+[.J142]+[.I142]+[.H142]+[.G142]+[.F142]+[.E142]+[.D14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euw - Vosmeer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43]+[.W143]+[.V143]+[.U143]+[.T143]+[.S143]+[.R143]+[.Q143]+[.P143]+[.O143]+[.N143]+[.M143]+[.L143]+[.K143]+[.J143]+[.I143]+[.H143]+[.G143]+[.F143]+[.E143]+[.D14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istelrod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44]+[.W144]+[.V144]+[.U144]+[.T144]+[.S144]+[.R144]+[.Q144]+[.P144]+[.O144]+[.N144]+[.M144]+[.L144]+[.K144]+[.J144]+[.I144]+[.H144]+[.G144]+[.F144]+[.E144]+[.D14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uland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5]+[.W145]+[.V145]+[.U145]+[.T145]+[.S145]+[.R145]+[.Q145]+[.P145]+[.O145]+[.N145]+[.M145]+[.L145]+[.K145]+[.J145]+[.I145]+[.H145]+[.G145]+[.F145]+[.E145]+[.D14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Numen c. a.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6]+[.W146]+[.V146]+[.U146]+[.T146]+[.S146]+[.R146]+[.Q146]+[.P146]+[.O146]+[.N146]+[.M146]+[.L146]+[.K146]+[.J146]+[.I146]+[.H146]+[.G146]+[.F146]+[.E146]+[.D14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47]+[.W147]+[.V147]+[.U147]+[.T147]+[.S147]+[.R147]+[.Q147]+[.P147]+[.O147]+[.N147]+[.M147]+[.L147]+[.K147]+[.J147]+[.I147]+[.H147]+[.G147]+[.F147]+[.E147]+[.D14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edenrode (St.)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48]+[.W148]+[.V148]+[.U148]+[.T148]+[.S148]+[.R148]+[.Q148]+[.P148]+[.O148]+[.N148]+[.M148]+[.L148]+[.K148]+[.J148]+[.I148]+[.H148]+[.G148]+[.F148]+[.E148]+[.D148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49]+[.W149]+[.V149]+[.U149]+[.T149]+[.S149]+[.R149]+[.Q149]+[.P149]+[.O149]+[.N149]+[.M149]+[.L149]+[.K149]+[.J149]+[.I149]+[.H149]+[.G149]+[.F149]+[.E149]+[.D14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effel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0]+[.W150]+[.V150]+[.U150]+[.T150]+[.S150]+[.R150]+[.Q150]+[.P150]+[.O150]+[.N150]+[.M150]+[.L150]+[.K150]+[.J150]+[.I150]+[.H150]+[.G150]+[.F150]+[.E150]+[.D15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erl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1]+[.W151]+[.V151]+[.U151]+[.T151]+[.S151]+[.R151]+[.Q151]+[.P151]+[.O151]+[.N151]+[.M151]+[.L151]+[.K151]+[.J151]+[.I151]+[.H151]+[.G151]+[.F151]+[.E151]+[.D15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y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2]+[.W152]+[.V152]+[.U152]+[.T152]+[.S152]+[.R152]+[.Q152]+[.P152]+[.O152]+[.N152]+[.M152]+[.L152]+[.K152]+[.J152]+[.I152]+[.H152]+[.G152]+[.F152]+[.E152]+[.D1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irscho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3]+[.W153]+[.V153]+[.U153]+[.T153]+[.S153]+[.R153]+[.Q153]+[.P153]+[.O153]+[.N153]+[.M153]+[.L153]+[.K153]+[.J153]+[.I153]+[.H153]+[.G153]+[.F153]+[.E153]+[.D153]" office:value-type="float" office:value="1" calcext:value-type="float">
            <text:p>1</text:p>
          </table:table-cell>
          <table:table-cell/>
          <table:table-cell office:value-type="float" office:value="340044" calcext:value-type="float">
            <text:p>340044</text:p>
          </table:table-cell>
          <table:table-cell table:number-columns-repeated="997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4]+[.W154]+[.V154]+[.U154]+[.T154]+[.S154]+[.R154]+[.Q154]+[.P154]+[.O154]+[.N154]+[.M154]+[.L154]+[.K154]+[.J154]+[.I154]+[.H154]+[.G154]+[.F154]+[.E154]+[.D15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55]+[.W155]+[.V155]+[.U155]+[.T155]+[.S155]+[.R155]+[.Q155]+[.P155]+[.O155]+[.N155]+[.M155]+[.L155]+[.K155]+[.J155]+[.I155]+[.H155]+[.G155]+[.F155]+[.E155]+[.D155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isterwij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56]+[.W156]+[.V156]+[.U156]+[.T156]+[.S156]+[.R156]+[.Q156]+[.P156]+[.O156]+[.N156]+[.M156]+[.L156]+[.K156]+[.J156]+[.I156]+[.H156]+[.G156]+[.F156]+[.E156]+[.D15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elbeers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57]+[.W157]+[.V157]+[.U157]+[.T157]+[.S157]+[.R157]+[.Q157]+[.P157]+[.O157]+[.N157]+[.M157]+[.L157]+[.K157]+[.J157]+[.I157]+[.H157]+[.G157]+[.F157]+[.E157]+[.D15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osterhou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158]+[.W158]+[.V158]+[.U158]+[.T158]+[.S158]+[.R158]+[.Q158]+[.P158]+[.O158]+[.N158]+[.M158]+[.L158]+[.K158]+[.J158]+[.I158]+[.H158]+[.G158]+[.F158]+[.E158]+[.D158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159]+[.W159]+[.V159]+[.U159]+[.T159]+[.S159]+[.R159]+[.Q159]+[.P159]+[.O159]+[.N159]+[.M159]+[.L159]+[.K159]+[.J159]+[.I159]+[.H159]+[.G159]+[.F159]+[.E159]+[.D15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ploo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60]+[.W160]+[.V160]+[.U160]+[.T160]+[.S160]+[.R160]+[.Q160]+[.P160]+[.O160]+[.N160]+[.M160]+[.L160]+[.K160]+[.J160]+[.I160]+[.H160]+[.G160]+[.F160]+[.E160]+[.D16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61]+[.W161]+[.V161]+[.U161]+[.T161]+[.S161]+[.R161]+[.Q161]+[.P161]+[.O161]+[.N161]+[.M161]+[.L161]+[.K161]+[.J161]+[.I161]+[.H161]+[.G161]+[.F161]+[.E161]+[.D16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ss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style-name="ce10" table:formula="of:=[.X162]+[.W162]+[.V162]+[.U162]+[.T162]+[.S162]+[.R162]+[.Q162]+[.P162]+[.O162]+[.N162]+[.M162]+[.L162]+[.K162]+[.J162]+[.I162]+[.H162]+[.G162]+[.F162]+[.E162]+[.D162]" office:value-type="float" office:value="17" calcext:value-type="float">
            <text:p>1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63]+[.W163]+[.V163]+[.U163]+[.T163]+[.S163]+[.R163]+[.Q163]+[.P163]+[.O163]+[.N163]+[.M163]+[.L163]+[.K163]+[.J163]+[.I163]+[.H163]+[.G163]+[.F163]+[.E163]+[.D16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ssendrech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0" table:formula="of:=[.X164]+[.W164]+[.V164]+[.U164]+[.T164]+[.S164]+[.R164]+[.Q164]+[.P164]+[.O164]+[.N164]+[.M164]+[.L164]+[.K164]+[.J164]+[.I164]+[.H164]+[.G164]+[.F164]+[.E164]+[.D16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5]+[.W165]+[.V165]+[.U165]+[.T165]+[.S165]+[.R165]+[.Q165]+[.P165]+[.O165]+[.N165]+[.M165]+[.L165]+[.K165]+[.J165]+[.I165]+[.H165]+[.G165]+[.F165]+[.E165]+[.D16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enbosch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5"/>
          <table:table-cell table:style-name="ce10" table:formula="of:=[.X166]+[.W166]+[.V166]+[.U166]+[.T166]+[.S166]+[.R166]+[.Q166]+[.P166]+[.O166]+[.N166]+[.M166]+[.L166]+[.K166]+[.J166]+[.I166]+[.H166]+[.G166]+[.F166]+[.E166]+[.D166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- en Nieuw- Gast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67]+[.W167]+[.V167]+[.U167]+[.T167]+[.S167]+[.R167]+[.Q167]+[.P167]+[.O167]+[.N167]+[.M167]+[.L167]+[.K167]+[.J167]+[.I167]+[.H167]+[.G167]+[.F167]+[.E167]+[.D16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68]+[.W168]+[.V168]+[.U168]+[.T168]+[.S168]+[.R168]+[.Q168]+[.P168]+[.O168]+[.N168]+[.M168]+[.L168]+[.K168]+[.J168]+[.I168]+[.H168]+[.G168]+[.F168]+[.E168]+[.D16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Oudheusd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69]+[.W169]+[.V169]+[.U169]+[.T169]+[.S169]+[.R169]+[.Q169]+[.P169]+[.O169]+[.N169]+[.M169]+[.L169]+[.K169]+[.J169]+[.I169]+[.H169]+[.G169]+[.F169]+[.E169]+[.D16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Prinsenhage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170]+[.W170]+[.V170]+[.U170]+[.T170]+[.S170]+[.R170]+[.Q170]+[.P170]+[.O170]+[.N170]+[.M170]+[.L170]+[.K170]+[.J170]+[.I170]+[.H170]+[.G170]+[.F170]+[.E170]+[.D17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171]+[.W171]+[.V171]+[.U171]+[.T171]+[.S171]+[.R171]+[.Q171]+[.P171]+[.O171]+[.N171]+[.M171]+[.L171]+[.K171]+[.J171]+[.I171]+[.H171]+[.G171]+[.F171]+[.E171]+[.D17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aanslon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72]+[.W172]+[.V172]+[.U172]+[.T172]+[.S172]+[.R172]+[.Q172]+[.P172]+[.O172]+[.N172]+[.M172]+[.L172]+[.K172]+[.J172]+[.I172]+[.H172]+[.G172]+[.F172]+[.E172]+[.D17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3]+[.W173]+[.V173]+[.U173]+[.T173]+[.S173]+[.R173]+[.Q173]+[.P173]+[.O173]+[.N173]+[.M173]+[.L173]+[.K173]+[.J173]+[.I173]+[.H173]+[.G173]+[.F173]+[.E173]+[.D17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avenstei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4]+[.W174]+[.V174]+[.U174]+[.T174]+[.S174]+[.R174]+[.Q174]+[.P174]+[.O174]+[.N174]+[.M174]+[.L174]+[.K174]+[.J174]+[.I174]+[.H174]+[.G174]+[.F174]+[.E174]+[.D174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5]+[.W175]+[.V175]+[.U175]+[.T175]+[.S175]+[.R175]+[.Q175]+[.P175]+[.O175]+[.N175]+[.M175]+[.L175]+[.K175]+[.J175]+[.I175]+[.H175]+[.G175]+[.F175]+[.E175]+[.D17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ek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6]+[.W176]+[.V176]+[.U176]+[.T176]+[.S176]+[.R176]+[.Q176]+[.P176]+[.O176]+[.N176]+[.M176]+[.L176]+[.K176]+[.J176]+[.I176]+[.H176]+[.G176]+[.F176]+[.E176]+[.D17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ensel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7]+[.W177]+[.V177]+[.U177]+[.T177]+[.S177]+[.R177]+[.Q177]+[.P177]+[.O177]+[.N177]+[.M177]+[.L177]+[.K177]+[.J177]+[.I177]+[.H177]+[.G177]+[.F177]+[.E177]+[.D17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ethov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78]+[.W178]+[.V178]+[.U178]+[.T178]+[.S178]+[.R178]+[.Q178]+[.P178]+[.O178]+[.N178]+[.M178]+[.L178]+[.K178]+[.J178]+[.I178]+[.H178]+[.G178]+[.F178]+[.E178]+[.D17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ijsberg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79]+[.W179]+[.V179]+[.U179]+[.T179]+[.S179]+[.R179]+[.Q179]+[.P179]+[.O179]+[.N179]+[.M179]+[.L179]+[.K179]+[.J179]+[.I179]+[.H179]+[.G179]+[.F179]+[.E179]+[.D17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oosendaal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180]+[.W180]+[.V180]+[.U180]+[.T180]+[.S180]+[.R180]+[.Q180]+[.P180]+[.O180]+[.N180]+[.M180]+[.L180]+[.K180]+[.J180]+[.I180]+[.H180]+[.G180]+[.F180]+[.E180]+[.D180]" office:value-type="float" office:value="27" calcext:value-type="float">
            <text:p>2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81]+[.W181]+[.V181]+[.U181]+[.T181]+[.S181]+[.R181]+[.Q181]+[.P181]+[.O181]+[.N181]+[.M181]+[.L181]+[.K181]+[.J181]+[.I181]+[.H181]+[.G181]+[.F181]+[.E181]+[.D18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82]+[.W182]+[.V182]+[.U182]+[.T182]+[.S182]+[.R182]+[.Q182]+[.P182]+[.O182]+[.N182]+[.M182]+[.L182]+[.K182]+[.J182]+[.I182]+[.H182]+[.G182]+[.F182]+[.E182]+[.D18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osmal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3]+[.W183]+[.V183]+[.U183]+[.T183]+[.S183]+[.R183]+[.Q183]+[.P183]+[.O183]+[.N183]+[.M183]+[.L183]+[.K183]+[.J183]+[.I183]+[.H183]+[.G183]+[.F183]+[.E183]+[.D18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4]+[.W184]+[.V184]+[.U184]+[.T184]+[.S184]+[.R184]+[.Q184]+[.P184]+[.O184]+[.N184]+[.M184]+[.L184]+[.K184]+[.J184]+[.I184]+[.H184]+[.G184]+[.F184]+[.E184]+[.D18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Ruephen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5]+[.W185]+[.V185]+[.U185]+[.T185]+[.S185]+[.R185]+[.Q185]+[.P185]+[.O185]+[.N185]+[.M185]+[.L185]+[.K185]+[.J185]+[.I185]+[.H185]+[.G185]+[.F185]+[.E185]+[.D18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186]+[.W186]+[.V186]+[.U186]+[.T186]+[.S186]+[.R186]+[.Q186]+[.P186]+[.O186]+[.N186]+[.M186]+[.L186]+[.K186]+[.J186]+[.I186]+[.H186]+[.G186]+[.F186]+[.E186]+[.D186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ambeek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7]+[.W187]+[.V187]+[.U187]+[.T187]+[.S187]+[.R187]+[.Q187]+[.P187]+[.O187]+[.N187]+[.M187]+[.L187]+[.K187]+[.J187]+[.I187]+[.H187]+[.G187]+[.F187]+[.E187]+[.D18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aijk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88]+[.W188]+[.V188]+[.U188]+[.T188]+[.S188]+[.R188]+[.Q188]+[.P188]+[.O188]+[.N188]+[.M188]+[.L188]+[.K188]+[.J188]+[.I188]+[.H188]+[.G188]+[.F188]+[.E188]+[.D18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chijnd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89]+[.W189]+[.V189]+[.U189]+[.T189]+[.S189]+[.R189]+[.Q189]+[.P189]+[.O189]+[.N189]+[.M189]+[.L189]+[.K189]+[.J189]+[.I189]+[.H189]+[.G189]+[.F189]+[.E189]+[.D18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4" calcext:value-type="float">
            <text:p>4</text:p>
          </table:table-cell>
          <table:table-cell table:style-name="ce10" table:formula="of:=[.X190]+[.W190]+[.V190]+[.U190]+[.T190]+[.S190]+[.R190]+[.Q190]+[.P190]+[.O190]+[.N190]+[.M190]+[.L190]+[.K190]+[.J190]+[.I190]+[.H190]+[.G190]+[.F190]+[.E190]+[.D190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oerendonk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 table:formula="of:=[.X191]+[.W191]+[.V191]+[.U191]+[.T191]+[.S191]+[.R191]+[.Q191]+[.P191]+[.O191]+[.N191]+[.M191]+[.L191]+[.K191]+[.J191]+[.I191]+[.H191]+[.G191]+[.F191]+[.E191]+[.D19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omer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92]+[.W192]+[.V192]+[.U192]+[.T192]+[.S192]+[.R192]+[.Q192]+[.P192]+[.O192]+[.N192]+[.M192]+[.L192]+[.K192]+[.J192]+[.I192]+[.H192]+[.G192]+[.F192]+[.E192]+[.D19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om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3]+[.W193]+[.V193]+[.U193]+[.T193]+[.S193]+[.R193]+[.Q193]+[.P193]+[.O193]+[.N193]+[.M193]+[.L193]+[.K193]+[.J193]+[.I193]+[.H193]+[.G193]+[.F193]+[.E193]+[.D19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prang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4]+[.W194]+[.V194]+[.U194]+[.T194]+[.S194]+[.R194]+[.Q194]+[.P194]+[.O194]+[.N194]+[.M194]+[.L194]+[.K194]+[.J194]+[.I194]+[.H194]+[.G194]+[.F194]+[.E194]+[.D19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andaarbuit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5]+[.W195]+[.V195]+[.U195]+[.T195]+[.S195]+[.R195]+[.Q195]+[.P195]+[.O195]+[.N195]+[.M195]+[.L195]+[.K195]+[.J195]+[.I195]+[.H195]+[.G195]+[.F195]+[.E195]+[.D19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196]+[.W196]+[.V196]+[.U196]+[.T196]+[.S196]+[.R196]+[.Q196]+[.P196]+[.O196]+[.N196]+[.M196]+[.L196]+[.K196]+[.J196]+[.I196]+[.H196]+[.G196]+[.F196]+[.E196]+[.D19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eenbergen c. a.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197]+[.W197]+[.V197]+[.U197]+[.T197]+[.S197]+[.R197]+[.Q197]+[.P197]+[.O197]+[.N197]+[.M197]+[.L197]+[.K197]+[.J197]+[.I197]+[.H197]+[.G197]+[.F197]+[.E197]+[.D19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198]+[.W198]+[.V198]+[.U198]+[.T198]+[.S198]+[.R198]+[.Q198]+[.P198]+[.O198]+[.N198]+[.M198]+[.L198]+[.K198]+[.J198]+[.I198]+[.H198]+[.G198]+[.F198]+[.E198]+[.D19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199]+[.W199]+[.V199]+[.U199]+[.T199]+[.S199]+[.R199]+[.Q199]+[.P199]+[.O199]+[.N199]+[.M199]+[.L199]+[.K199]+[.J199]+[.I199]+[.H199]+[.G199]+[.F199]+[.E199]+[.D199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iphou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0]+[.W200]+[.V200]+[.U200]+[.T200]+[.S200]+[.R200]+[.Q200]+[.P200]+[.O200]+[.N200]+[.M200]+[.L200]+[.K200]+[.J200]+[.I200]+[.H200]+[.G200]+[.F200]+[.E200]+[.D20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ratum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201]+[.W201]+[.V201]+[.U201]+[.T201]+[.S201]+[.R201]+[.Q201]+[.P201]+[.O201]+[.N201]+[.M201]+[.L201]+[.K201]+[.J201]+[.I201]+[.H201]+[.G201]+[.F201]+[.E201]+[.D201]"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02]+[.W202]+[.V202]+[.U202]+[.T202]+[.S202]+[.R202]+[.Q202]+[.P202]+[.O202]+[.N202]+[.M202]+[.L202]+[.K202]+[.J202]+[.I202]+[.H202]+[.G202]+[.F202]+[.E202]+[.D20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Strijp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3]+[.W203]+[.V203]+[.U203]+[.T203]+[.S203]+[.R203]+[.Q203]+[.P203]+[.O203]+[.N203]+[.M203]+[.L203]+[.K203]+[.J203]+[.I203]+[.H203]+[.G203]+[.F203]+[.E203]+[.D20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4]+[.W204]+[.V204]+[.U204]+[.T204]+[.S204]+[.R204]+[.Q204]+[.P204]+[.O204]+[.N204]+[.M204]+[.L204]+[.K204]+[.J204]+[.I204]+[.H204]+[.G204]+[.F204]+[.E204]+[.D20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erheijden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05]+[.W205]+[.V205]+[.U205]+[.T205]+[.S205]+[.R205]+[.Q205]+[.P205]+[.O205]+[.N205]+[.M205]+[.L205]+[.K205]+[.J205]+[.I205]+[.H205]+[.G205]+[.F205]+[.E205]+[.D205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etering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0" table:formula="of:=[.X206]+[.W206]+[.V206]+[.U206]+[.T206]+[.S206]+[.R206]+[.Q206]+[.P206]+[.O206]+[.N206]+[.M206]+[.L206]+[.K206]+[.J206]+[.I206]+[.H206]+[.G206]+[.F206]+[.E206]+[.D20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07]+[.W207]+[.V207]+[.U207]+[.T207]+[.S207]+[.R207]+[.Q207]+[.P207]+[.O207]+[.N207]+[.M207]+[.L207]+[.K207]+[.J207]+[.I207]+[.H207]+[.G207]+[.F207]+[.E207]+[.D20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ilburg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08]+[.W208]+[.V208]+[.U208]+[.T208]+[.S208]+[.R208]+[.Q208]+[.P208]+[.O208]+[.N208]+[.M208]+[.L208]+[.K208]+[.J208]+[.I208]+[.H208]+[.G208]+[.F208]+[.E208]+[.D208]" office:value-type="float" office:value="108" calcext:value-type="float">
            <text:p>108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19"/>
          <table:table-cell table:style-name="ce10" table:formula="of:=[.X209]+[.W209]+[.V209]+[.U209]+[.T209]+[.S209]+[.R209]+[.Q209]+[.P209]+[.O209]+[.N209]+[.M209]+[.L209]+[.K209]+[.J209]+[.I209]+[.H209]+[.G209]+[.F209]+[.E209]+[.D20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5"/>
          <table:table-cell table:style-name="ce10" table:formula="of:=[.X210]+[.W210]+[.V210]+[.U210]+[.T210]+[.S210]+[.R210]+[.Q210]+[.P210]+[.O210]+[.N210]+[.M210]+[.L210]+[.K210]+[.J210]+[.I210]+[.H210]+[.G210]+[.F210]+[.E210]+[.D210]" office:value-type="float" office:value="10" calcext:value-type="float">
            <text:p>1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ngelre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1]+[.W211]+[.V211]+[.U211]+[.T211]+[.S211]+[.R211]+[.Q211]+[.P211]+[.O211]+[.N211]+[.M211]+[.L211]+[.K211]+[.J211]+[.I211]+[.H211]+[.G211]+[.F211]+[.E211]+[.D21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Ud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2]+[.W212]+[.V212]+[.U212]+[.T212]+[.S212]+[.R212]+[.Q212]+[.P212]+[.O212]+[.N212]+[.M212]+[.L212]+[.K212]+[.J212]+[.I212]+[.H212]+[.G212]+[.F212]+[.E212]+[.D21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table:style-name="ce10" table:formula="of:=[.X213]+[.W213]+[.V213]+[.U213]+[.T213]+[.S213]+[.R213]+[.Q213]+[.P213]+[.O213]+[.N213]+[.M213]+[.L213]+[.K213]+[.J213]+[.I213]+[.H213]+[.G213]+[.F213]+[.E213]+[.D213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Udenhou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0"/>
          <table:table-cell table:style-name="ce10" table:formula="of:=[.X214]+[.W214]+[.V214]+[.U214]+[.T214]+[.S214]+[.R214]+[.Q214]+[.P214]+[.O214]+[.N214]+[.M214]+[.L214]+[.K214]+[.J214]+[.I214]+[.H214]+[.G214]+[.F214]+[.E214]+[.D21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215]+[.W215]+[.V215]+[.U215]+[.T215]+[.S215]+[.R215]+[.Q215]+[.P215]+[.O215]+[.N215]+[.M215]+[.L215]+[.K215]+[.J215]+[.I215]+[.H215]+[.G215]+[.F215]+[.E215]+[.D215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alkenswaard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216]+[.W216]+[.V216]+[.U216]+[.T216]+[.S216]+[.R216]+[.Q216]+[.P216]+[.O216]+[.N216]+[.M216]+[.L216]+[.K216]+[.J216]+[.I216]+[.H216]+[.G216]+[.F216]+[.E216]+[.D21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7]+[.W217]+[.V217]+[.U217]+[.T217]+[.S217]+[.R217]+[.Q217]+[.P217]+[.O217]+[.N217]+[.M217]+[.L217]+[.K217]+[.J217]+[.I217]+[.H217]+[.G217]+[.F217]+[.E217]+[.D217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8]+[.W218]+[.V218]+[.U218]+[.T218]+[.S218]+[.R218]+[.Q218]+[.P218]+[.O218]+[.N218]+[.M218]+[.L218]+[.K218]+[.J218]+[.I218]+[.H218]+[.G218]+[.F218]+[.E218]+[.D218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gh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19]+[.W219]+[.V219]+[.U219]+[.T219]+[.S219]+[.R219]+[.Q219]+[.P219]+[.O219]+[.N219]+[.M219]+[.L219]+[.K219]+[.J219]+[.I219]+[.H219]+[.G219]+[.F219]+[.E219]+[.D21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20]+[.W220]+[.V220]+[.U220]+[.T220]+[.S220]+[.R220]+[.Q220]+[.P220]+[.O220]+[.N220]+[.M220]+[.L220]+[.K220]+[.J220]+[.I220]+[.H220]+[.G220]+[.F220]+[.E220]+[.D22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ldhov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1]+[.W221]+[.V221]+[.U221]+[.T221]+[.S221]+[.R221]+[.Q221]+[.P221]+[.O221]+[.N221]+[.M221]+[.L221]+[.K221]+[.J221]+[.I221]+[.H221]+[.G221]+[.F221]+[.E221]+[.D22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lp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2]+[.W222]+[.V222]+[.U222]+[.T222]+[.S222]+[.R222]+[.Q222]+[.P222]+[.O222]+[.N222]+[.M222]+[.L222]+[.K222]+[.J222]+[.I222]+[.H222]+[.G222]+[.F222]+[.E222]+[.D22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essen c. 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23]+[.W223]+[.V223]+[.U223]+[.T223]+[.S223]+[.R223]+[.Q223]+[.P223]+[.O223]+[.N223]+[.M223]+[.L223]+[.K223]+[.J223]+[.I223]+[.H223]+[.G223]+[.F223]+[.E223]+[.D223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ierlingsbee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10" table:formula="of:=[.X224]+[.W224]+[.V224]+[.U224]+[.T224]+[.S224]+[.R224]+[.Q224]+[.P224]+[.O224]+[.N224]+[.M224]+[.L224]+[.K224]+[.J224]+[.I224]+[.H224]+[.G224]+[.F224]+[.E224]+[.D22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5]+[.W225]+[.V225]+[.U225]+[.T225]+[.S225]+[.R225]+[.Q225]+[.P225]+[.O225]+[.N225]+[.M225]+[.L225]+[.K225]+[.J225]+[.I225]+[.H225]+[.G225]+[.F225]+[.E225]+[.D22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26]+[.W226]+[.V226]+[.U226]+[.T226]+[.S226]+[.R226]+[.Q226]+[.P226]+[.O226]+[.N226]+[.M226]+[.L226]+[.K226]+[.J226]+[.I226]+[.H226]+[.G226]+[.F226]+[.E226]+[.D22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lijm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27]+[.W227]+[.V227]+[.U227]+[.T227]+[.S227]+[.R227]+[.Q227]+[.P227]+[.O227]+[.N227]+[.M227]+[.L227]+[.K227]+[.J227]+[.I227]+[.H227]+[.G227]+[.F227]+[.E227]+[.D227]" office:value-type="float" office:value="3" calcext:value-type="float">
            <text:p>3</text:p>
          </table:table-cell>
          <table:table-cell/>
          <table:table-cell office:value-type="float" office:value="330045" calcext:value-type="float">
            <text:p>330045</text:p>
          </table:table-cell>
          <table:table-cell table:number-columns-repeated="997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28]+[.W228]+[.V228]+[.U228]+[.T228]+[.S228]+[.R228]+[.Q228]+[.P228]+[.O228]+[.N228]+[.M228]+[.L228]+[.K228]+[.J228]+[.I228]+[.H228]+[.G228]+[.F228]+[.E228]+[.D22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Vugh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29]+[.W229]+[.V229]+[.U229]+[.T229]+[.S229]+[.R229]+[.Q229]+[.P229]+[.O229]+[.N229]+[.M229]+[.L229]+[.K229]+[.J229]+[.I229]+[.H229]+[.G229]+[.F229]+[.E229]+[.D229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alre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0]+[.W230]+[.V230]+[.U230]+[.T230]+[.S230]+[.R230]+[.Q230]+[.P230]+[.O230]+[.N230]+[.M230]+[.L230]+[.K230]+[.J230]+[.I230]+[.H230]+[.G230]+[.F230]+[.E230]+[.D23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alwij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0" table:formula="of:=[.X231]+[.W231]+[.V231]+[.U231]+[.T231]+[.S231]+[.R231]+[.Q231]+[.P231]+[.O231]+[.N231]+[.M231]+[.L231]+[.K231]+[.J231]+[.I231]+[.H231]+[.G231]+[.F231]+[.E231]+[.D231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32]+[.W232]+[.V232]+[.U232]+[.T232]+[.S232]+[.R232]+[.Q232]+[.P232]+[.O232]+[.N232]+[.M232]+[.L232]+[.K232]+[.J232]+[.I232]+[.H232]+[.G232]+[.F232]+[.E232]+[.D232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nroy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33]+[.W233]+[.V233]+[.U233]+[.T233]+[.S233]+[.R233]+[.Q233]+[.P233]+[.O233]+[.N233]+[.M233]+[.L233]+[.K233]+[.J233]+[.I233]+[.H233]+[.G233]+[.F233]+[.E233]+[.D233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4]+[.W234]+[.V234]+[.U234]+[.T234]+[.S234]+[.R234]+[.Q234]+[.P234]+[.O234]+[.N234]+[.M234]+[.L234]+[.K234]+[.J234]+[.I234]+[.H234]+[.G234]+[.F234]+[.E234]+[.D23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aspik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5]+[.W235]+[.V235]+[.U235]+[.T235]+[.S235]+[.R235]+[.Q235]+[.P235]+[.O235]+[.N235]+[.M235]+[.L235]+[.K235]+[.J235]+[.I235]+[.H235]+[.G235]+[.F235]+[.E235]+[.D23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36]+[.W236]+[.V236]+[.U236]+[.T236]+[.S236]+[.R236]+[.Q236]+[.P236]+[.O236]+[.N236]+[.M236]+[.L236]+[.K236]+[.J236]+[.I236]+[.H236]+[.G236]+[.F236]+[.E236]+[.D236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de Werken c.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237]+[.W237]+[.V237]+[.U237]+[.T237]+[.S237]+[.R237]+[.Q237]+[.P237]+[.O237]+[.N237]+[.M237]+[.L237]+[.K237]+[.J237]+[.I237]+[.H237]+[.G237]+[.F237]+[.E237]+[.D237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rkendam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38]+[.W238]+[.V238]+[.U238]+[.T238]+[.S238]+[.R238]+[.Q238]+[.P238]+[.O238]+[.N238]+[.M238]+[.L238]+[.K238]+[.J238]+[.I238]+[.H238]+[.G238]+[.F238]+[.E238]+[.D23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39]+[.W239]+[.V239]+[.U239]+[.T239]+[.S239]+[.R239]+[.Q239]+[.P239]+[.O239]+[.N239]+[.M239]+[.L239]+[.K239]+[.J239]+[.I239]+[.H239]+[.G239]+[.F239]+[.E239]+[.D23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esterhoven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0]+[.W240]+[.V240]+[.U240]+[.T240]+[.S240]+[.R240]+[.Q240]+[.P240]+[.O240]+[.N240]+[.M240]+[.L240]+[.K240]+[.J240]+[.I240]+[.H240]+[.G240]+[.F240]+[.E240]+[.D24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jk c.a.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1]+[.W241]+[.V241]+[.U241]+[.T241]+[.S241]+[.R241]+[.Q241]+[.P241]+[.O241]+[.N241]+[.M241]+[.L241]+[.K241]+[.J241]+[.I241]+[.H241]+[.G241]+[.F241]+[.E241]+[.D241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illemstad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style-name="ce10" table:formula="of:=[.X242]+[.W242]+[.V242]+[.U242]+[.T242]+[.S242]+[.R242]+[.Q242]+[.P242]+[.O242]+[.N242]+[.M242]+[.L242]+[.K242]+[.J242]+[.I242]+[.H242]+[.G242]+[.F242]+[.E242]+[.D24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3]+[.W243]+[.V243]+[.U243]+[.T243]+[.S243]+[.R243]+[.Q243]+[.P243]+[.O243]+[.N243]+[.M243]+[.L243]+[.K243]+[.J243]+[.I243]+[.H243]+[.G243]+[.F243]+[.E243]+[.D24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ensdrech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4]+[.W244]+[.V244]+[.U244]+[.T244]+[.S244]+[.R244]+[.Q244]+[.P244]+[.O244]+[.N244]+[.M244]+[.L244]+[.K244]+[.J244]+[.I244]+[.H244]+[.G244]+[.F244]+[.E244]+[.D244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45]+[.W245]+[.V245]+[.U245]+[.T245]+[.S245]+[.R245]+[.Q245]+[.P245]+[.O245]+[.N245]+[.M245]+[.L245]+[.K245]+[.J245]+[.I245]+[.H245]+[.G245]+[.F245]+[.E245]+[.D24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ensel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46]+[.W246]+[.V246]+[.U246]+[.T246]+[.S246]+[.R246]+[.Q246]+[.P246]+[.O246]+[.N246]+[.M246]+[.L246]+[.K246]+[.J246]+[.I246]+[.H246]+[.G246]+[.F246]+[.E246]+[.D246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47]+[.W247]+[.V247]+[.U247]+[.T247]+[.S247]+[.R247]+[.Q247]+[.P247]+[.O247]+[.N247]+[.M247]+[.L247]+[.K247]+[.J247]+[.I247]+[.H247]+[.G247]+[.F247]+[.E247]+[.D24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udrichem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48]+[.W248]+[.V248]+[.U248]+[.T248]+[.S248]+[.R248]+[.Q248]+[.P248]+[.O248]+[.N248]+[.M248]+[.L248]+[.K248]+[.J248]+[.I248]+[.H248]+[.G248]+[.F248]+[.E248]+[.D248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49]+[.W249]+[.V249]+[.U249]+[.T249]+[.S249]+[.R249]+[.Q249]+[.P249]+[.O249]+[.N249]+[.M249]+[.L249]+[.K249]+[.J249]+[.I249]+[.H249]+[.G249]+[.F249]+[.E249]+[.D249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0]+[.W250]+[.V250]+[.U250]+[.T250]+[.S250]+[.R250]+[.Q250]+[.P250]+[.O250]+[.N250]+[.M250]+[.L250]+[.K250]+[.J250]+[.I250]+[.H250]+[.G250]+[.F250]+[.E250]+[.D25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Wouw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51]+[.W251]+[.V251]+[.U251]+[.T251]+[.S251]+[.R251]+[.Q251]+[.P251]+[.O251]+[.N251]+[.M251]+[.L251]+[.K251]+[.J251]+[.I251]+[.H251]+[.G251]+[.F251]+[.E251]+[.D25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Gas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2]+[.W252]+[.V252]+[.U252]+[.T252]+[.S252]+[.R252]+[.Q252]+[.P252]+[.O252]+[.N252]+[.M252]+[.L252]+[.K252]+[.J252]+[.I252]+[.H252]+[.G252]+[.F252]+[.E252]+[.D252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5"/>
          <table:table-cell table:style-name="ce10" table:formula="of:=[.X253]+[.W253]+[.V253]+[.U253]+[.T253]+[.S253]+[.R253]+[.Q253]+[.P253]+[.O253]+[.N253]+[.M253]+[.L253]+[.K253]+[.J253]+[.I253]+[.H253]+[.G253]+[.F253]+[.E253]+[.D253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eland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54]+[.W254]+[.V254]+[.U254]+[.T254]+[.S254]+[.R254]+[.Q254]+[.P254]+[.O254]+[.N254]+[.M254]+[.L254]+[.K254]+[.J254]+[.I254]+[.H254]+[.G254]+[.F254]+[.E254]+[.D254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elst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  <table:table-cell table:style-name="ce10" table:formula="of:=[.X255]+[.W255]+[.V255]+[.U255]+[.T255]+[.S255]+[.R255]+[.Q255]+[.P255]+[.O255]+[.N255]+[.M255]+[.L255]+[.K255]+[.J255]+[.I255]+[.H255]+[.G255]+[.F255]+[.E255]+[.D255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evenbergen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formula="of:=[.X256]+[.W256]+[.V256]+[.U256]+[.T256]+[.S256]+[.R256]+[.Q256]+[.P256]+[.O256]+[.N256]+[.M256]+[.L256]+[.K256]+[.J256]+[.I256]+[.H256]+[.G256]+[.F256]+[.E256]+[.D256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57]+[.W257]+[.V257]+[.U257]+[.T257]+[.S257]+[.R257]+[.Q257]+[.P257]+[.O257]+[.N257]+[.M257]+[.L257]+[.K257]+[.J257]+[.I257]+[.H257]+[.G257]+[.F257]+[.E257]+[.D257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undert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5"/>
          <table:table-cell table:style-name="ce10" table:formula="of:=[.X258]+[.W258]+[.V258]+[.U258]+[.T258]+[.S258]+[.R258]+[.Q258]+[.P258]+[.O258]+[.N258]+[.M258]+[.L258]+[.K258]+[.J258]+[.I258]+[.H258]+[.G258]+[.F258]+[.E258]+[.D258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Zwaluwe (hooge- en lage)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0" table:formula="of:=[.X259]+[.W259]+[.V259]+[.U259]+[.T259]+[.S259]+[.R259]+[.Q259]+[.P259]+[.O259]+[.N259]+[.M259]+[.L259]+[.K259]+[.J259]+[.I259]+[.H259]+[.G259]+[.F259]+[.E259]+[.D259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ater</text:p>
          </table:table-cell>
          <table:table-cell/>
          <table:table-cell table:style-name="ce5"/>
          <table:table-cell table:number-columns-repeated="19"/>
          <table:table-cell office:value-type="float" office:value="1" calcext:value-type="float">
            <text:p>1</text:p>
          </table:table-cell>
          <table:table-cell table:style-name="ce10" table:formula="of:=[.X260]+[.W260]+[.V260]+[.U260]+[.T260]+[.S260]+[.R260]+[.Q260]+[.P260]+[.O260]+[.N260]+[.M260]+[.L260]+[.K260]+[.J260]+[.I260]+[.H260]+[.G260]+[.F260]+[.E260]+[.D260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 office:value-type="string" calcext:value-type="string">
            <text:p>Wind</text:p>
          </table:table-cell>
          <table:table-cell/>
          <table:table-cell table:style-name="ce5"/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5"/>
          <table:table-cell table:style-name="ce10" table:formula="of:=[.X261]+[.W261]+[.V261]+[.U261]+[.T261]+[.S261]+[.R261]+[.Q261]+[.P261]+[.O261]+[.N261]+[.M261]+[.L261]+[.K261]+[.J261]+[.I261]+[.H261]+[.G261]+[.F261]+[.E261]+[.D261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number-columns-repeated="20"/>
          <table:table-cell table:style-name="ce10"/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0" office:value-type="string" calcext:value-type="string">
            <text:p>Stoom</text:p>
          </table:table-cell>
          <table:table-cell/>
          <table:table-cell table:style-name="ce5" table:formula="of:=[.D5]+[.D8]+[.D10]+[.D12]+[.D14]+[.D15]+[.D18]+[.D22]+[.D25]+[.D29]+[.D34]+[.D38]+[.D40]+[.D46]+[.D48]+[.D55]+[.D57]+[.D60]+[.D62]+[.D67]+[.D72]+[.D76]+[.D79]+[.D83]+[.D85]+[.D86]+[.D89]+[.D93]+[.D95]+[.D101]+[.D102]+[.D104]+[.D109]+[.D112]+[.D115]+[.D121]+[.D140]+[.D153]+[.D156]+[.D158]+[.D162]+[.D164]+[.D166]+[.D167]+[.D170]+[.D172]+[.D174]+[.D180]+[.D183]+[.D185]+[.D189]+[.D191]+[.D195]+[.D197]+[.D201]+[.D203]+[.D206]+[.D208]+[.D212]+[.D214]+[.D217]+[.D219]+[.D224]+[.D227]+[.D231]+[.D233]+[.D235]+[.D238]+[.D244]+[.D246]+[.D250]+[.D251]+[.D255]+[.D256]+[.D259]" office:value-type="float" office:value="4" calcext:value-type="float">
            <text:p>4</text:p>
          </table:table-cell>
          <table:table-cell table:formula="of:=[.E5]+[.E8]+[.E10]+[.E12]+[.E14]+[.E15]+[.E18]+[.E22]+[.E25]+[.E29]+[.E34]+[.E38]+[.E40]+[.E46]+[.E48]+[.E55]+[.E57]+[.E60]+[.E62]+[.E67]+[.E72]+[.E76]+[.E79]+[.E83]+[.E85]+[.E86]+[.E89]+[.E93]+[.E95]+[.E101]+[.E102]+[.E104]+[.E109]+[.E112]+[.E115]+[.E121]+[.E140]+[.E153]+[.E156]+[.E158]+[.E162]+[.E164]+[.E166]+[.E167]+[.E170]+[.E172]+[.E174]+[.E180]+[.E183]+[.E185]+[.E189]+[.E191]+[.E195]+[.E197]+[.E201]+[.E203]+[.E206]+[.E208]+[.E212]+[.E214]+[.E217]+[.E219]+[.E224]+[.E227]+[.E231]+[.E233]+[.E235]+[.E238]+[.E244]+[.E246]+[.E250]+[.E251]+[.E255]+[.E256]+[.E259]" office:value-type="float" office:value="2" calcext:value-type="float">
            <text:p>2</text:p>
          </table:table-cell>
          <table:table-cell table:formula="of:=[.F5]+[.F8]+[.F10]+[.F12]+[.F14]+[.F15]+[.F18]+[.F22]+[.F25]+[.F29]+[.F34]+[.F38]+[.F40]+[.F46]+[.F48]+[.F55]+[.F57]+[.F60]+[.F62]+[.F67]+[.F72]+[.F76]+[.F79]+[.F83]+[.F85]+[.F86]+[.F89]+[.F93]+[.F95]+[.F101]+[.F102]+[.F104]+[.F109]+[.F112]+[.F115]+[.F121]+[.F140]+[.F153]+[.F156]+[.F158]+[.F162]+[.F164]+[.F166]+[.F167]+[.F170]+[.F172]+[.F174]+[.F180]+[.F183]+[.F185]+[.F189]+[.F191]+[.F195]+[.F197]+[.F201]+[.F203]+[.F206]+[.F208]+[.F212]+[.F214]+[.F217]+[.F219]+[.F224]+[.F227]+[.F231]+[.F233]+[.F235]+[.F238]+[.F244]+[.F246]+[.F250]+[.F251]+[.F255]+[.F256]+[.F259]" office:value-type="float" office:value="5" calcext:value-type="float">
            <text:p>5</text:p>
          </table:table-cell>
          <table:table-cell table:formula="of:=[.G5]+[.G8]+[.G10]+[.G12]+[.G14]+[.G15]+[.G18]+[.G22]+[.G25]+[.G29]+[.G34]+[.G38]+[.G40]+[.G46]+[.G48]+[.G55]+[.G57]+[.G60]+[.G62]+[.G67]+[.G72]+[.G76]+[.G79]+[.G83]+[.G85]+[.G86]+[.G89]+[.G93]+[.G95]+[.G101]+[.G102]+[.G104]+[.G109]+[.G112]+[.G115]+[.G121]+[.G140]+[.G153]+[.G156]+[.G158]+[.G162]+[.G164]+[.G166]+[.G167]+[.G170]+[.G172]+[.G174]+[.G180]+[.G183]+[.G185]+[.G189]+[.G191]+[.G195]+[.G197]+[.G201]+[.G203]+[.G206]+[.G208]+[.G212]+[.G214]+[.G217]+[.G219]+[.G224]+[.G227]+[.G231]+[.G233]+[.G235]+[.G238]+[.G244]+[.G246]+[.G250]+[.G251]+[.G255]+[.G256]+[.G259]" office:value-type="float" office:value="9" calcext:value-type="float">
            <text:p>9</text:p>
          </table:table-cell>
          <table:table-cell table:formula="of:=[.H5]+[.H8]+[.H10]+[.H12]+[.H14]+[.H15]+[.H18]+[.H22]+[.H25]+[.H29]+[.H34]+[.H38]+[.H40]+[.H46]+[.H48]+[.H55]+[.H57]+[.H60]+[.H62]+[.H67]+[.H72]+[.H76]+[.H79]+[.H83]+[.H85]+[.H86]+[.H89]+[.H93]+[.H95]+[.H101]+[.H102]+[.H104]+[.H109]+[.H112]+[.H115]+[.H121]+[.H140]+[.H153]+[.H156]+[.H158]+[.H162]+[.H164]+[.H166]+[.H167]+[.H170]+[.H172]+[.H174]+[.H180]+[.H183]+[.H185]+[.H189]+[.H191]+[.H195]+[.H197]+[.H201]+[.H203]+[.H206]+[.H208]+[.H212]+[.H214]+[.H217]+[.H219]+[.H224]+[.H227]+[.H231]+[.H233]+[.H235]+[.H238]+[.H244]+[.H246]+[.H250]+[.H251]+[.H255]+[.H256]+[.H259]" office:value-type="float" office:value="9" calcext:value-type="float">
            <text:p>9</text:p>
          </table:table-cell>
          <table:table-cell table:formula="of:=[.I5]+[.I8]+[.I10]+[.I12]+[.I14]+[.I15]+[.I18]+[.I22]+[.I25]+[.I29]+[.I34]+[.I38]+[.I40]+[.I46]+[.I48]+[.I55]+[.I57]+[.I60]+[.I62]+[.I67]+[.I72]+[.I76]+[.I79]+[.I83]+[.I85]+[.I86]+[.I89]+[.I93]+[.I95]+[.I101]+[.I102]+[.I104]+[.I109]+[.I112]+[.I115]+[.I121]+[.I140]+[.I153]+[.I156]+[.I158]+[.I162]+[.I164]+[.I166]+[.I167]+[.I170]+[.I172]+[.I174]+[.I180]+[.I183]+[.I185]+[.I189]+[.I191]+[.I195]+[.I197]+[.I201]+[.I203]+[.I206]+[.I208]+[.I212]+[.I214]+[.I217]+[.I219]+[.I224]+[.I227]+[.I231]+[.I233]+[.I235]+[.I238]+[.I244]+[.I246]+[.I250]+[.I251]+[.I255]+[.I256]+[.I259]" office:value-type="float" office:value="18" calcext:value-type="float">
            <text:p>18</text:p>
          </table:table-cell>
          <table:table-cell table:formula="of:=[.J5]+[.J8]+[.J10]+[.J12]+[.J14]+[.J15]+[.J18]+[.J22]+[.J25]+[.J29]+[.J34]+[.J38]+[.J40]+[.J46]+[.J48]+[.J55]+[.J57]+[.J60]+[.J62]+[.J67]+[.J72]+[.J76]+[.J79]+[.J83]+[.J85]+[.J86]+[.J89]+[.J93]+[.J95]+[.J101]+[.J102]+[.J104]+[.J109]+[.J112]+[.J115]+[.J121]+[.J140]+[.J153]+[.J156]+[.J158]+[.J162]+[.J164]+[.J166]+[.J167]+[.J170]+[.J172]+[.J174]+[.J180]+[.J183]+[.J185]+[.J189]+[.J191]+[.J195]+[.J197]+[.J201]+[.J203]+[.J206]+[.J208]+[.J212]+[.J214]+[.J217]+[.J219]+[.J224]+[.J227]+[.J231]+[.J233]+[.J235]+[.J238]+[.J244]+[.J246]+[.J250]+[.J251]+[.J255]+[.J256]+[.J259]" office:value-type="float" office:value="0" calcext:value-type="float">
            <text:p>0</text:p>
          </table:table-cell>
          <table:table-cell table:formula="of:=[.K5]+[.K8]+[.K10]+[.K12]+[.K14]+[.K15]+[.K18]+[.K22]+[.K25]+[.K29]+[.K34]+[.K38]+[.K40]+[.K46]+[.K48]+[.K55]+[.K57]+[.K60]+[.K62]+[.K67]+[.K72]+[.K76]+[.K79]+[.K83]+[.K85]+[.K86]+[.K89]+[.K93]+[.K95]+[.K101]+[.K102]+[.K104]+[.K109]+[.K112]+[.K115]+[.K121]+[.K140]+[.K153]+[.K156]+[.K158]+[.K162]+[.K164]+[.K166]+[.K167]+[.K170]+[.K172]+[.K174]+[.K180]+[.K183]+[.K185]+[.K189]+[.K191]+[.K195]+[.K197]+[.K201]+[.K203]+[.K206]+[.K208]+[.K212]+[.K214]+[.K217]+[.K219]+[.K224]+[.K227]+[.K231]+[.K233]+[.K235]+[.K238]+[.K244]+[.K246]+[.K250]+[.K251]+[.K255]+[.K256]+[.K259]" office:value-type="float" office:value="8" calcext:value-type="float">
            <text:p>8</text:p>
          </table:table-cell>
          <table:table-cell table:formula="of:=[.L5]+[.L8]+[.L10]+[.L12]+[.L14]+[.L15]+[.L18]+[.L22]+[.L25]+[.L29]+[.L34]+[.L38]+[.L40]+[.L46]+[.L48]+[.L55]+[.L57]+[.L60]+[.L62]+[.L67]+[.L72]+[.L76]+[.L79]+[.L83]+[.L85]+[.L86]+[.L89]+[.L93]+[.L95]+[.L101]+[.L102]+[.L104]+[.L109]+[.L112]+[.L115]+[.L121]+[.L140]+[.L153]+[.L156]+[.L158]+[.L162]+[.L164]+[.L166]+[.L167]+[.L170]+[.L172]+[.L174]+[.L180]+[.L183]+[.L185]+[.L189]+[.L191]+[.L195]+[.L197]+[.L201]+[.L203]+[.L206]+[.L208]+[.L212]+[.L214]+[.L217]+[.L219]+[.L224]+[.L227]+[.L231]+[.L233]+[.L235]+[.L238]+[.L244]+[.L246]+[.L250]+[.L251]+[.L255]+[.L256]+[.L259]" office:value-type="float" office:value="3" calcext:value-type="float">
            <text:p>3</text:p>
          </table:table-cell>
          <table:table-cell table:formula="of:=[.M5]+[.M8]+[.M10]+[.M12]+[.M14]+[.M15]+[.M18]+[.M22]+[.M25]+[.M29]+[.M34]+[.M38]+[.M40]+[.M46]+[.M48]+[.M55]+[.M57]+[.M60]+[.M62]+[.M67]+[.M72]+[.M76]+[.M79]+[.M83]+[.M85]+[.M86]+[.M89]+[.M93]+[.M95]+[.M101]+[.M102]+[.M104]+[.M109]+[.M112]+[.M115]+[.M121]+[.M140]+[.M153]+[.M156]+[.M158]+[.M162]+[.M164]+[.M166]+[.M167]+[.M170]+[.M172]+[.M174]+[.M180]+[.M183]+[.M185]+[.M189]+[.M191]+[.M195]+[.M197]+[.M201]+[.M203]+[.M206]+[.M208]+[.M212]+[.M214]+[.M217]+[.M219]+[.M224]+[.M227]+[.M231]+[.M233]+[.M235]+[.M238]+[.M244]+[.M246]+[.M250]+[.M251]+[.M255]+[.M256]+[.M259]" office:value-type="float" office:value="26" calcext:value-type="float">
            <text:p>26</text:p>
          </table:table-cell>
          <table:table-cell table:formula="of:=[.N5]+[.N8]+[.N10]+[.N12]+[.N14]+[.N15]+[.N18]+[.N22]+[.N25]+[.N29]+[.N34]+[.N38]+[.N40]+[.N46]+[.N48]+[.N55]+[.N57]+[.N60]+[.N62]+[.N67]+[.N72]+[.N76]+[.N79]+[.N83]+[.N85]+[.N86]+[.N89]+[.N93]+[.N95]+[.N101]+[.N102]+[.N104]+[.N109]+[.N112]+[.N115]+[.N121]+[.N140]+[.N153]+[.N156]+[.N158]+[.N162]+[.N164]+[.N166]+[.N167]+[.N170]+[.N172]+[.N174]+[.N180]+[.N183]+[.N185]+[.N189]+[.N191]+[.N195]+[.N197]+[.N201]+[.N203]+[.N206]+[.N208]+[.N212]+[.N214]+[.N217]+[.N219]+[.N224]+[.N227]+[.N231]+[.N233]+[.N235]+[.N238]+[.N244]+[.N246]+[.N250]+[.N251]+[.N255]+[.N256]+[.N259]" office:value-type="float" office:value="0" calcext:value-type="float">
            <text:p>0</text:p>
          </table:table-cell>
          <table:table-cell table:formula="of:=[.O5]+[.O8]+[.O10]+[.O12]+[.O14]+[.O15]+[.O18]+[.O22]+[.O25]+[.O29]+[.O34]+[.O38]+[.O40]+[.O46]+[.O48]+[.O55]+[.O57]+[.O60]+[.O62]+[.O67]+[.O72]+[.O76]+[.O79]+[.O83]+[.O85]+[.O86]+[.O89]+[.O93]+[.O95]+[.O101]+[.O102]+[.O104]+[.O109]+[.O112]+[.O115]+[.O121]+[.O140]+[.O153]+[.O156]+[.O158]+[.O162]+[.O164]+[.O166]+[.O167]+[.O170]+[.O172]+[.O174]+[.O180]+[.O183]+[.O185]+[.O189]+[.O191]+[.O195]+[.O197]+[.O201]+[.O203]+[.O206]+[.O208]+[.O212]+[.O214]+[.O217]+[.O219]+[.O224]+[.O227]+[.O231]+[.O233]+[.O235]+[.O238]+[.O244]+[.O246]+[.O250]+[.O251]+[.O255]+[.O256]+[.O259]" office:value-type="float" office:value="0" calcext:value-type="float">
            <text:p>0</text:p>
          </table:table-cell>
          <table:table-cell table:formula="of:=[.P5]+[.P8]+[.P10]+[.P12]+[.P14]+[.P15]+[.P18]+[.P22]+[.P25]+[.P29]+[.P34]+[.P38]+[.P40]+[.P46]+[.P48]+[.P55]+[.P57]+[.P60]+[.P62]+[.P67]+[.P72]+[.P76]+[.P79]+[.P83]+[.P85]+[.P86]+[.P89]+[.P93]+[.P95]+[.P101]+[.P102]+[.P104]+[.P109]+[.P112]+[.P115]+[.P121]+[.P140]+[.P153]+[.P156]+[.P158]+[.P162]+[.P164]+[.P166]+[.P167]+[.P170]+[.P172]+[.P174]+[.P180]+[.P183]+[.P185]+[.P189]+[.P191]+[.P195]+[.P197]+[.P201]+[.P203]+[.P206]+[.P208]+[.P212]+[.P214]+[.P217]+[.P219]+[.P224]+[.P227]+[.P231]+[.P233]+[.P235]+[.P238]+[.P244]+[.P246]+[.P250]+[.P251]+[.P255]+[.P256]+[.P259]" office:value-type="float" office:value="19" calcext:value-type="float">
            <text:p>19</text:p>
          </table:table-cell>
          <table:table-cell table:formula="of:=[.Q5]+[.Q8]+[.Q10]+[.Q12]+[.Q14]+[.Q15]+[.Q18]+[.Q22]+[.Q25]+[.Q29]+[.Q34]+[.Q38]+[.Q40]+[.Q46]+[.Q48]+[.Q55]+[.Q57]+[.Q60]+[.Q62]+[.Q67]+[.Q72]+[.Q76]+[.Q79]+[.Q83]+[.Q85]+[.Q86]+[.Q89]+[.Q93]+[.Q95]+[.Q101]+[.Q102]+[.Q104]+[.Q109]+[.Q112]+[.Q115]+[.Q121]+[.Q140]+[.Q153]+[.Q156]+[.Q158]+[.Q162]+[.Q164]+[.Q166]+[.Q167]+[.Q170]+[.Q172]+[.Q174]+[.Q180]+[.Q183]+[.Q185]+[.Q189]+[.Q191]+[.Q195]+[.Q197]+[.Q201]+[.Q203]+[.Q206]+[.Q208]+[.Q212]+[.Q214]+[.Q217]+[.Q219]+[.Q224]+[.Q227]+[.Q231]+[.Q233]+[.Q235]+[.Q238]+[.Q244]+[.Q246]+[.Q250]+[.Q251]+[.Q255]+[.Q256]+[.Q259]" office:value-type="float" office:value="118" calcext:value-type="float">
            <text:p>118</text:p>
          </table:table-cell>
          <table:table-cell table:formula="of:=[.R5]+[.R8]+[.R10]+[.R12]+[.R14]+[.R15]+[.R18]+[.R22]+[.R25]+[.R29]+[.R34]+[.R38]+[.R40]+[.R46]+[.R48]+[.R55]+[.R57]+[.R60]+[.R62]+[.R67]+[.R72]+[.R76]+[.R79]+[.R83]+[.R85]+[.R86]+[.R89]+[.R93]+[.R95]+[.R101]+[.R102]+[.R104]+[.R109]+[.R112]+[.R115]+[.R121]+[.R140]+[.R153]+[.R156]+[.R158]+[.R162]+[.R164]+[.R166]+[.R167]+[.R170]+[.R172]+[.R174]+[.R180]+[.R183]+[.R185]+[.R189]+[.R191]+[.R195]+[.R197]+[.R201]+[.R203]+[.R206]+[.R208]+[.R212]+[.R214]+[.R217]+[.R219]+[.R224]+[.R227]+[.R231]+[.R233]+[.R235]+[.R238]+[.R244]+[.R246]+[.R250]+[.R251]+[.R255]+[.R256]+[.R259]" office:value-type="float" office:value="3" calcext:value-type="float">
            <text:p>3</text:p>
          </table:table-cell>
          <table:table-cell table:formula="of:=[.S5]+[.S8]+[.S10]+[.S12]+[.S14]+[.S15]+[.S18]+[.S22]+[.S25]+[.S29]+[.S34]+[.S38]+[.S40]+[.S46]+[.S48]+[.S55]+[.S57]+[.S60]+[.S62]+[.S67]+[.S72]+[.S76]+[.S79]+[.S83]+[.S85]+[.S86]+[.S89]+[.S93]+[.S95]+[.S101]+[.S102]+[.S104]+[.S109]+[.S112]+[.S115]+[.S121]+[.S140]+[.S153]+[.S156]+[.S158]+[.S162]+[.S164]+[.S166]+[.S167]+[.S170]+[.S172]+[.S174]+[.S180]+[.S183]+[.S185]+[.S189]+[.S191]+[.S195]+[.S197]+[.S201]+[.S203]+[.S206]+[.S208]+[.S212]+[.S214]+[.S217]+[.S219]+[.S224]+[.S227]+[.S231]+[.S233]+[.S235]+[.S238]+[.S244]+[.S246]+[.S250]+[.S251]+[.S255]+[.S256]+[.S259]" office:value-type="float" office:value="177" calcext:value-type="float">
            <office:annotation draw:style-name="gr1" draw:text-style-name="P1" svg:width="3.48cm" svg:height="2.031cm" svg:x="37.178cm" svg:y="121.666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76</text:span></text:p>
            </office:annotation>
            <text:p>177</text:p>
          </table:table-cell>
          <table:table-cell table:formula="of:=[.T5]+[.T8]+[.T10]+[.T12]+[.T14]+[.T15]+[.T18]+[.T22]+[.T25]+[.T29]+[.T34]+[.T38]+[.T40]+[.T46]+[.T48]+[.T55]+[.T57]+[.T60]+[.T62]+[.T67]+[.T72]+[.T76]+[.T79]+[.T83]+[.T85]+[.T86]+[.T89]+[.T93]+[.T95]+[.T101]+[.T102]+[.T104]+[.T109]+[.T112]+[.T115]+[.T121]+[.T140]+[.T153]+[.T156]+[.T158]+[.T162]+[.T164]+[.T166]+[.T167]+[.T170]+[.T172]+[.T174]+[.T180]+[.T183]+[.T185]+[.T189]+[.T191]+[.T195]+[.T197]+[.T201]+[.T203]+[.T206]+[.T208]+[.T212]+[.T214]+[.T217]+[.T219]+[.T224]+[.T227]+[.T231]+[.T233]+[.T235]+[.T238]+[.T244]+[.T246]+[.T250]+[.T251]+[.T255]+[.T256]+[.T259]" office:value-type="float" office:value="5" calcext:value-type="float">
            <office:annotation draw:style-name="gr1" draw:text-style-name="P1" svg:width="3.48cm" svg:height="2.031cm" svg:x="38.917cm" svg:y="121.666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5</text:p>
          </table:table-cell>
          <table:table-cell table:formula="of:=[.U5]+[.U8]+[.U10]+[.U12]+[.U14]+[.U15]+[.U18]+[.U22]+[.U25]+[.U29]+[.U34]+[.U38]+[.U40]+[.U46]+[.U48]+[.U55]+[.U57]+[.U60]+[.U62]+[.U67]+[.U72]+[.U76]+[.U79]+[.U83]+[.U85]+[.U86]+[.U89]+[.U93]+[.U95]+[.U101]+[.U102]+[.U104]+[.U109]+[.U112]+[.U115]+[.U121]+[.U140]+[.U153]+[.U156]+[.U158]+[.U162]+[.U164]+[.U166]+[.U167]+[.U170]+[.U172]+[.U174]+[.U180]+[.U183]+[.U185]+[.U189]+[.U191]+[.U195]+[.U197]+[.U201]+[.U203]+[.U206]+[.U208]+[.U212]+[.U214]+[.U217]+[.U219]+[.U224]+[.U227]+[.U231]+[.U233]+[.U235]+[.U238]+[.U244]+[.U246]+[.U250]+[.U251]+[.U255]+[.U256]+[.U259]" office:value-type="float" office:value="1" calcext:value-type="float">
            <office:annotation draw:style-name="gr1" draw:text-style-name="P1" svg:width="3.48cm" svg:height="2.031cm" svg:x="40.656cm" svg:y="121.666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</text:span></text:p>
            </office:annotation>
            <text:p>1</text:p>
          </table:table-cell>
          <table:table-cell table:formula="of:=[.V5]+[.V8]+[.V10]+[.V12]+[.V14]+[.V15]+[.V18]+[.V22]+[.V25]+[.V29]+[.V34]+[.V38]+[.V40]+[.V46]+[.V48]+[.V55]+[.V57]+[.V60]+[.V62]+[.V67]+[.V72]+[.V76]+[.V79]+[.V83]+[.V85]+[.V86]+[.V89]+[.V93]+[.V95]+[.V101]+[.V102]+[.V104]+[.V109]+[.V112]+[.V115]+[.V121]+[.V140]+[.V153]+[.V156]+[.V158]+[.V162]+[.V164]+[.V166]+[.V167]+[.V170]+[.V172]+[.V174]+[.V180]+[.V183]+[.V185]+[.V189]+[.V191]+[.V195]+[.V197]+[.V201]+[.V203]+[.V206]+[.V208]+[.V212]+[.V214]+[.V217]+[.V219]+[.V224]+[.V227]+[.V231]+[.V233]+[.V235]+[.V238]+[.V244]+[.V246]+[.V250]+[.V251]+[.V255]+[.V256]+[.V259]" office:value-type="float" office:value="13" calcext:value-type="float">
            <office:annotation draw:style-name="gr1" draw:text-style-name="P1" svg:width="3.524cm" svg:height="2.031cm" svg:x="42.396cm" svg:y="121.666cm" draw:caption-point-x="-1.555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4</text:span></text:p>
            </office:annotation>
            <text:p>13</text:p>
          </table:table-cell>
          <table:table-cell table:formula="of:=[.W5]+[.W8]+[.W10]+[.W12]+[.W14]+[.W15]+[.W18]+[.W22]+[.W25]+[.W29]+[.W34]+[.W38]+[.W40]+[.W46]+[.W48]+[.W55]+[.W57]+[.W60]+[.W62]+[.W67]+[.W72]+[.W76]+[.W79]+[.W83]+[.W85]+[.W86]+[.W89]+[.W93]+[.W95]+[.W101]+[.W102]+[.W104]+[.W109]+[.W112]+[.W115]+[.W121]+[.W140]+[.W153]+[.W156]+[.W158]+[.W162]+[.W164]+[.W166]+[.W167]+[.W170]+[.W172]+[.W174]+[.W180]+[.W183]+[.W185]+[.W189]+[.W191]+[.W195]+[.W197]+[.W201]+[.W203]+[.W206]+[.W208]+[.W212]+[.W214]+[.W217]+[.W219]+[.W224]+[.W227]+[.W231]+[.W233]+[.W235]+[.W238]+[.W244]+[.W246]+[.W250]+[.W251]+[.W255]+[.W256]+[.W259]" office:value-type="float" office:value="8" calcext:value-type="float">
            <office:annotation draw:style-name="gr1" draw:text-style-name="P1" svg:width="3.524cm" svg:height="2.031cm" svg:x="44.135cm" svg:y="121.666cm" draw:caption-point-x="-1.555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6</text:span></text:p>
            </office:annotation>
            <text:p>8</text:p>
          </table:table-cell>
          <table:table-cell table:formula="of:=[.X5]+[.X8]+[.X10]+[.X12]+[.X14]+[.X15]+[.X18]+[.X22]+[.X25]+[.X29]+[.X34]+[.X38]+[.X40]+[.X46]+[.X48]+[.X55]+[.X57]+[.X60]+[.X62]+[.X67]+[.X72]+[.X76]+[.X79]+[.X83]+[.X85]+[.X86]+[.X89]+[.X93]+[.X95]+[.X101]+[.X102]+[.X104]+[.X109]+[.X112]+[.X115]+[.X121]+[.X140]+[.X153]+[.X156]+[.X158]+[.X162]+[.X164]+[.X166]+[.X167]+[.X170]+[.X172]+[.X174]+[.X180]+[.X183]+[.X185]+[.X189]+[.X191]+[.X195]+[.X197]+[.X201]+[.X203]+[.X206]+[.X208]+[.X212]+[.X214]+[.X217]+[.X219]+[.X224]+[.X227]+[.X231]+[.X233]+[.X235]+[.X238]+[.X244]+[.X246]+[.X250]+[.X251]+[.X255]+[.X256]+[.X259]" office:value-type="float" office:value="2" calcext:value-type="float">
            <text:p>2</text:p>
          </table:table-cell>
          <table:table-cell table:style-name="ce10" table:formula="of:=[.Y5]+[.Y8]+[.Y10]+[.Y12]+[.Y14]+[.Y15]+[.Y18]+[.Y22]+[.Y25]+[.Y29]+[.Y34]+[.Y38]+[.Y40]+[.Y46]+[.Y48]+[.Y55]+[.Y57]+[.Y60]+[.Y62]+[.Y67]+[.Y72]+[.Y76]+[.Y79]+[.Y83]+[.Y85]+[.Y86]+[.Y89]+[.Y93]+[.Y95]+[.Y101]+[.Y102]+[.Y104]+[.Y109]+[.Y112]+[.Y115]+[.Y121]+[.Y140]+[.Y153]+[.Y156]+[.Y158]+[.Y162]+[.Y164]+[.Y166]+[.Y167]+[.Y170]+[.Y172]+[.Y174]+[.Y180]+[.Y183]+[.Y185]+[.Y189]+[.Y191]+[.Y195]+[.Y197]+[.Y201]+[.Y203]+[.Y206]+[.Y208]+[.Y212]+[.Y214]+[.Y217]+[.Y219]+[.Y224]+[.Y227]+[.Y231]+[.Y233]+[.Y235]+[.Y238]+[.Y244]+[.Y246]+[.Y250]+[.Y251]+[.Y255]+[.Y256]+[.Y259]" office:value-type="float" office:value="430" calcext:value-type="float">
            <text:p>430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0" office:value-type="string" calcext:value-type="string">
            <text:p>Gas</text:p>
          </table:table-cell>
          <table:table-cell/>
          <table:table-cell table:style-name="ce5" table:formula="of:=[.D252]+[.D209]+[.D113]+[.D110]+[.D105]+[.D90]+[.D87]+[.D73]+[.D63]+[.D41]+[.D23]" office:value-type="float" office:value="0" calcext:value-type="float">
            <text:p>0</text:p>
          </table:table-cell>
          <table:table-cell table:formula="of:=[.E252]+[.E209]+[.E113]+[.E110]+[.E105]+[.E90]+[.E87]+[.E73]+[.E63]+[.E41]+[.E23]" office:value-type="float" office:value="8" calcext:value-type="float">
            <text:p>8</text:p>
          </table:table-cell>
          <table:table-cell table:formula="of:=[.F252]+[.F209]+[.F113]+[.F110]+[.F105]+[.F90]+[.F87]+[.F73]+[.F63]+[.F41]+[.F23]" office:value-type="float" office:value="0" calcext:value-type="float">
            <text:p>0</text:p>
          </table:table-cell>
          <table:table-cell table:formula="of:=[.G252]+[.G209]+[.G113]+[.G110]+[.G105]+[.G90]+[.G87]+[.G73]+[.G63]+[.G41]+[.G23]" office:value-type="float" office:value="0" calcext:value-type="float">
            <text:p>0</text:p>
          </table:table-cell>
          <table:table-cell table:formula="of:=[.H252]+[.H209]+[.H113]+[.H110]+[.H105]+[.H90]+[.H87]+[.H73]+[.H63]+[.H41]+[.H23]" office:value-type="float" office:value="0" calcext:value-type="float">
            <text:p>0</text:p>
          </table:table-cell>
          <table:table-cell table:formula="of:=[.I252]+[.I209]+[.I113]+[.I110]+[.I105]+[.I90]+[.I87]+[.I73]+[.I63]+[.I41]+[.I23]" office:value-type="float" office:value="0" calcext:value-type="float">
            <text:p>0</text:p>
          </table:table-cell>
          <table:table-cell table:formula="of:=[.J252]+[.J209]+[.J113]+[.J110]+[.J105]+[.J90]+[.J87]+[.J73]+[.J63]+[.J41]+[.J23]" office:value-type="float" office:value="0" calcext:value-type="float">
            <text:p>0</text:p>
          </table:table-cell>
          <table:table-cell table:formula="of:=[.K252]+[.K209]+[.K113]+[.K110]+[.K105]+[.K90]+[.K87]+[.K73]+[.K63]+[.K41]+[.K23]" office:value-type="float" office:value="2" calcext:value-type="float">
            <text:p>2</text:p>
          </table:table-cell>
          <table:table-cell table:formula="of:=[.L252]+[.L209]+[.L113]+[.L110]+[.L105]+[.L90]+[.L87]+[.L73]+[.L63]+[.L41]+[.L23]" office:value-type="float" office:value="0" calcext:value-type="float">
            <text:p>0</text:p>
          </table:table-cell>
          <table:table-cell table:formula="of:=[.M252]+[.M209]+[.M113]+[.M110]+[.M105]+[.M90]+[.M87]+[.M73]+[.M63]+[.M41]+[.M23]" office:value-type="float" office:value="0" calcext:value-type="float">
            <text:p>0</text:p>
          </table:table-cell>
          <table:table-cell table:formula="of:=[.N252]+[.N209]+[.N113]+[.N110]+[.N105]+[.N90]+[.N87]+[.N73]+[.N63]+[.N41]+[.N23]" office:value-type="float" office:value="0" calcext:value-type="float">
            <text:p>0</text:p>
          </table:table-cell>
          <table:table-cell table:formula="of:=[.O252]+[.O209]+[.O113]+[.O110]+[.O105]+[.O90]+[.O87]+[.O73]+[.O63]+[.O41]+[.O23]" office:value-type="float" office:value="0" calcext:value-type="float">
            <text:p>0</text:p>
          </table:table-cell>
          <table:table-cell table:formula="of:=[.P252]+[.P209]+[.P113]+[.P110]+[.P105]+[.P90]+[.P87]+[.P73]+[.P63]+[.P41]+[.P23]" office:value-type="float" office:value="1" calcext:value-type="float">
            <text:p>1</text:p>
          </table:table-cell>
          <table:table-cell table:formula="of:=[.Q252]+[.Q209]+[.Q113]+[.Q110]+[.Q105]+[.Q90]+[.Q87]+[.Q73]+[.Q63]+[.Q41]+[.Q23]" office:value-type="float" office:value="0" calcext:value-type="float">
            <text:p>0</text:p>
          </table:table-cell>
          <table:table-cell table:formula="of:=[.R252]+[.R209]+[.R113]+[.R110]+[.R105]+[.R90]+[.R87]+[.R73]+[.R63]+[.R41]+[.R23]" office:value-type="float" office:value="0" calcext:value-type="float">
            <text:p>0</text:p>
          </table:table-cell>
          <table:table-cell table:formula="of:=[.S252]+[.S209]+[.S113]+[.S110]+[.S105]+[.S90]+[.S87]+[.S73]+[.S63]+[.S41]+[.S23]" office:value-type="float" office:value="9" calcext:value-type="float">
            <text:p>9</text:p>
          </table:table-cell>
          <table:table-cell table:formula="of:=[.T252]+[.T209]+[.T113]+[.T110]+[.T105]+[.T90]+[.T87]+[.T73]+[.T63]+[.T41]+[.T23]" office:value-type="float" office:value="0" calcext:value-type="float">
            <text:p>0</text:p>
          </table:table-cell>
          <table:table-cell table:formula="of:=[.U252]+[.U209]+[.U113]+[.U110]+[.U105]+[.U90]+[.U87]+[.U73]+[.U63]+[.U41]+[.U23]" office:value-type="float" office:value="0" calcext:value-type="float">
            <text:p>0</text:p>
          </table:table-cell>
          <table:table-cell table:formula="of:=[.V252]+[.V209]+[.V113]+[.V110]+[.V105]+[.V90]+[.V87]+[.V73]+[.V63]+[.V41]+[.V23]" office:value-type="float" office:value="3" calcext:value-type="float">
            <text:p>3</text:p>
          </table:table-cell>
          <table:table-cell table:formula="of:=[.W252]+[.W209]+[.W113]+[.W110]+[.W105]+[.W90]+[.W87]+[.W73]+[.W63]+[.W41]+[.W23]" office:value-type="float" office:value="0" calcext:value-type="float">
            <text:p>0</text:p>
          </table:table-cell>
          <table:table-cell table:formula="of:=[.X252]+[.X209]+[.X113]+[.X110]+[.X105]+[.X90]+[.X87]+[.X73]+[.X63]+[.X41]+[.X23]" office:value-type="float" office:value="0" calcext:value-type="float">
            <text:p>0</text:p>
          </table:table-cell>
          <table:table-cell table:style-name="ce10" table:formula="of:=[.Y252]+[.Y209]+[.Y113]+[.Y110]+[.Y105]+[.Y90]+[.Y87]+[.Y73]+[.Y63]+[.Y41]+[.Y23]" office:value-type="float" office:value="23" calcext:value-type="float">
            <text:p>23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0" office:value-type="string" calcext:value-type="string">
            <text:p>Water</text:p>
          </table:table-cell>
          <table:table-cell/>
          <table:table-cell table:style-name="ce5" table:formula="of:=[.D260]+[.D248]+[.D247]+[.D242]+[.D240]+[.D225]+[.D211]+[.D198]+[.D181]+[.D160]+[.D154]+[.D148]+[.D146]+[.D125]+[.D124]+[.D81]+[.D77]+[.D69]+[.D64]+[.D56]+[.D54]+[.D51]" office:value-type="float" office:value="0" calcext:value-type="float">
            <text:p>0</text:p>
          </table:table-cell>
          <table:table-cell table:formula="of:=[.E260]+[.E248]+[.E247]+[.E242]+[.E240]+[.E225]+[.E216]+[.E211]+[.E198]+[.E181]+[.E160]+[.E148]+[.E146]+[.E125]+[.E124]+[.E81]+[.E77]+[.E69]+[.E64]+[.E56]+[.E54]+[.E51]" office:value-type="float" office:value="0" calcext:value-type="float">
            <text:p>0</text:p>
          </table:table-cell>
          <table:table-cell table:formula="of:=[.F260]+[.F248]+[.F247]+[.F242]+[.F240]+[.F225]+[.F216]+[.F211]+[.F198]+[.F181]+[.F160]+[.F148]+[.F146]+[.F125]+[.F124]+[.F81]+[.F77]+[.F69]+[.F64]+[.F56]+[.F54]+[.F51]" office:value-type="float" office:value="0" calcext:value-type="float">
            <text:p>0</text:p>
          </table:table-cell>
          <table:table-cell table:formula="of:=[.G260]+[.G248]+[.G247]+[.G242]+[.G240]+[.G225]+[.G216]+[.G211]+[.G198]+[.G181]+[.G160]+[.G148]+[.G146]+[.G125]+[.G124]+[.G81]+[.G77]+[.G69]+[.G64]+[.G56]+[.G54]+[.G51]" office:value-type="float" office:value="0" calcext:value-type="float">
            <text:p>0</text:p>
          </table:table-cell>
          <table:table-cell table:formula="of:=[.H260]+[.H248]+[.H247]+[.H242]+[.H240]+[.H225]+[.H216]+[.H211]+[.H198]+[.H181]+[.H160]+[.H148]+[.H146]+[.H125]+[.H124]+[.H81]+[.H77]+[.H69]+[.H64]+[.H56]+[.H54]+[.H51]" office:value-type="float" office:value="0" calcext:value-type="float">
            <text:p>0</text:p>
          </table:table-cell>
          <table:table-cell table:formula="of:=[.I260]+[.I248]+[.I247]+[.I242]+[.I240]+[.I225]+[.I216]+[.I211]+[.I198]+[.I181]+[.I160]+[.I148]+[.I146]+[.I125]+[.I124]+[.I81]+[.I77]+[.I69]+[.I64]+[.I56]+[.I54]+[.I51]" office:value-type="float" office:value="0" calcext:value-type="float">
            <text:p>0</text:p>
          </table:table-cell>
          <table:table-cell table:formula="of:=[.J260]+[.J248]+[.J247]+[.J242]+[.J240]+[.J225]+[.J216]+[.J211]+[.J198]+[.J181]+[.J160]+[.J148]+[.J146]+[.J125]+[.J124]+[.J81]+[.J77]+[.J69]+[.J64]+[.J56]+[.J54]+[.J51]" office:value-type="float" office:value="0" calcext:value-type="float">
            <text:p>0</text:p>
          </table:table-cell>
          <table:table-cell table:formula="of:=[.K260]+[.K248]+[.K247]+[.K242]+[.K240]+[.K225]+[.K216]+[.K211]+[.K198]+[.K181]+[.K160]+[.K148]+[.K146]+[.K125]+[.K124]+[.K81]+[.K77]+[.K69]+[.K64]+[.K56]+[.K54]+[.K51]" office:value-type="float" office:value="0" calcext:value-type="float">
            <text:p>0</text:p>
          </table:table-cell>
          <table:table-cell table:formula="of:=[.L260]+[.L248]+[.L247]+[.L242]+[.L240]+[.L225]+[.L216]+[.L211]+[.L198]+[.L181]+[.L160]+[.L148]+[.L146]+[.L125]+[.L124]+[.L81]+[.L77]+[.L69]+[.L64]+[.L56]+[.L54]+[.L51]" office:value-type="float" office:value="0" calcext:value-type="float">
            <text:p>0</text:p>
          </table:table-cell>
          <table:table-cell table:formula="of:=[.M260]+[.M248]+[.M247]+[.M242]+[.M240]+[.M225]+[.M216]+[.M211]+[.M198]+[.M181]+[.M160]+[.M148]+[.M146]+[.M125]+[.M124]+[.M81]+[.M77]+[.M69]+[.M64]+[.M56]+[.M54]+[.M51]" office:value-type="float" office:value="1" calcext:value-type="float">
            <text:p>1</text:p>
          </table:table-cell>
          <table:table-cell table:formula="of:=[.N260]+[.N248]+[.N247]+[.N242]+[.N240]+[.N225]+[.N216]+[.N211]+[.N198]+[.N181]+[.N160]+[.N148]+[.N146]+[.N125]+[.N124]+[.N81]+[.N77]+[.N69]+[.N64]+[.N56]+[.N54]+[.N51]" office:value-type="float" office:value="0" calcext:value-type="float">
            <text:p>0</text:p>
          </table:table-cell>
          <table:table-cell table:formula="of:=[.O260]+[.O248]+[.O247]+[.O242]+[.O240]+[.O225]+[.O216]+[.O211]+[.O198]+[.O181]+[.O160]+[.O148]+[.O146]+[.O125]+[.O124]+[.O81]+[.O77]+[.O69]+[.O64]+[.O56]+[.O54]+[.O51]" office:value-type="float" office:value="0" calcext:value-type="float">
            <text:p>0</text:p>
          </table:table-cell>
          <table:table-cell table:formula="of:=[.P260]+[.P248]+[.P247]+[.P242]+[.P240]+[.P225]+[.P216]+[.P211]+[.P198]+[.P181]+[.P160]+[.P148]+[.P146]+[.P125]+[.P124]+[.P81]+[.P77]+[.P69]+[.P64]+[.P56]+[.P54]+[.P51]" office:value-type="float" office:value="0" calcext:value-type="float">
            <text:p>0</text:p>
          </table:table-cell>
          <table:table-cell table:formula="of:=[.Q260]+[.Q248]+[.Q247]+[.Q242]+[.Q240]+[.Q225]+[.Q216]+[.Q211]+[.Q198]+[.Q181]+[.Q160]+[.Q148]+[.Q146]+[.Q125]+[.Q124]+[.Q81]+[.Q77]+[.Q69]+[.Q64]+[.Q56]+[.Q54]+[.Q51]" office:value-type="float" office:value="1" calcext:value-type="float">
            <text:p>1</text:p>
          </table:table-cell>
          <table:table-cell table:formula="of:=[.R260]+[.R248]+[.R247]+[.R242]+[.R240]+[.R225]+[.R216]+[.R211]+[.R198]+[.R181]+[.R160]+[.R148]+[.R146]+[.R125]+[.R124]+[.R81]+[.R77]+[.R69]+[.R64]+[.R56]+[.R54]+[.R51]" office:value-type="float" office:value="2" calcext:value-type="float">
            <text:p>2</text:p>
          </table:table-cell>
          <table:table-cell table:formula="of:=[.S260]+[.S248]+[.S247]+[.S242]+[.S240]+[.S225]+[.S216]+[.S211]+[.S198]+[.S181]+[.S160]+[.S148]+[.S146]+[.S125]+[.S124]+[.S81]+[.S77]+[.S69]+[.S64]+[.S56]+[.S54]+[.S51]" office:value-type="float" office:value="18" calcext:value-type="float">
            <text:p>18</text:p>
          </table:table-cell>
          <table:table-cell table:formula="of:=[.T260]+[.T248]+[.T247]+[.T242]+[.T240]+[.T225]+[.T216]+[.T211]+[.T198]+[.T181]+[.T160]+[.T148]+[.T146]+[.T125]+[.T124]+[.T81]+[.T77]+[.T69]+[.T64]+[.T56]+[.T54]+[.T51]" office:value-type="float" office:value="2" calcext:value-type="float">
            <text:p>2</text:p>
          </table:table-cell>
          <table:table-cell table:formula="of:=[.U260]+[.U248]+[.U247]+[.U242]+[.U240]+[.U225]+[.U216]+[.U211]+[.U198]+[.U181]+[.U160]+[.U148]+[.U146]+[.U125]+[.U124]+[.U81]+[.U77]+[.U69]+[.U64]+[.U56]+[.U54]+[.U51]" office:value-type="float" office:value="0" calcext:value-type="float">
            <text:p>0</text:p>
          </table:table-cell>
          <table:table-cell table:formula="of:=[.V260]+[.V248]+[.V247]+[.V242]+[.V240]+[.V225]+[.V216]+[.V211]+[.V198]+[.V181]+[.V160]+[.V148]+[.V146]+[.V125]+[.V124]+[.V81]+[.V77]+[.V69]+[.V64]+[.V56]+[.V54]+[.V51]" office:value-type="float" office:value="2" calcext:value-type="float">
            <text:p>2</text:p>
          </table:table-cell>
          <table:table-cell table:formula="of:=[.W260]+[.W248]+[.W247]+[.W242]+[.W240]+[.W225]+[.W216]+[.W211]+[.W198]+[.W181]+[.W160]+[.W148]+[.W146]+[.W125]+[.W124]+[.W81]+[.W77]+[.W69]+[.W64]+[.W56]+[.W54]+[.W51]" office:value-type="float" office:value="0" calcext:value-type="float">
            <office:annotation draw:style-name="gr1" draw:text-style-name="P1" svg:width="3.524cm" svg:height="2.032cm" svg:x="44.135cm" svg:y="122.597cm" draw:caption-point-x="-1.555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X260]+[.X248]+[.X247]+[.X242]+[.X240]+[.X225]+[.X216]+[.X211]+[.X198]+[.X181]+[.X160]+[.X148]+[.X146]+[.X125]+[.X124]+[.X81]+[.X77]+[.X69]+[.X64]+[.X56]+[.X54]+[.X51]" office:value-type="float" office:value="3" calcext:value-type="float">
            <text:p>3</text:p>
          </table:table-cell>
          <table:table-cell table:style-name="ce10" table:formula="of:=[.Y260]+[.Y248]+[.Y247]+[.Y242]+[.Y240]+[.Y225]+[.Y216]+[.Y211]+[.Y198]+[.Y181]+[.Y160]+[.Y148]+[.Y146]+[.Y125]+[.Y124]+[.Y81]+[.Y77]+[.Y69]+[.Y64]+[.Y56]+[.Y54]+[.Y51]" office:value-type="float" office:value="29" calcext:value-type="float">
            <office:annotation draw:style-name="gr1" draw:text-style-name="P1" svg:width="3.48cm" svg:height="2.032cm" svg:x="47.657cm" svg:y="122.597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30</text:span></text:p>
            </office:annotation>
            <text:p>29</text:p>
          </table:table-cell>
          <table:table-cell table:number-columns-repeated="999"/>
        </table:table-row>
        <table:table-row table:style-name="ro3">
          <table:table-cell table:style-name="ce5" office:value-type="string" calcext:value-type="string">
            <text:p>Totaal </text:p>
          </table:table-cell>
          <table:table-cell table:style-name="ce10" office:value-type="string" calcext:value-type="string">
            <text:p>Wind</text:p>
          </table:table-cell>
          <table:table-cell/>
          <table:table-cell table:style-name="ce5" table:formula="of:=[.D261]+[.D258]+[.D257]+[.D254]+[.D253]+[.D249]+[.D245]+[.D243]+[.D241]+[.D239]+[.D237]+[.D236]+[.D234]+[.D232]+[.D230]+[.D229]+[.D228]+[.D226]+[.D223]+[.D222]+[.D221]+[.D220]+[.D218]+[.D215]+[.D213]+[.D210]+[.D207]+[.D205]+[.D204]+[.D202]+[.D200]+[.D199]+[.D196]+[.D194]+[.D193]+[.D192]+[.D190]+[.D188]+[.D187]+[.D186]+[.D184]+[.D182]+[.D179]+[.D178]+[.D177]+[.D176]+[.D175]+[.D173]+[.D171]+[.D169]+[.D168]+[.D165]+[.D163]+[.D161]+[.D159]+[.D157]+[.D155]+[.D152]+[.D151]+[.D150]+[.D149]+[.D147]+[.D145]+[.D144]+[.D143]+[.D142]+[.D141]+[.D139]+[.D138]+[.D137]+[.D136]+[.D135]+[.D134]+[.D133]+[.D132]+[.D131]+[.D130]+[.D129]+[.D128]+[.D127]+[.D126]+[.D123]+[.D122]+[.D120]+[.D119]+[.D118]+[.D117]+[.D116]+[.D114]+[.D111]+[.D108]+[.D107]+[.D106]+[.D103]+[.D100]+[.D99]+[.D98]+[.D97]+[.D96]+[.D94]+[.D92]+[.D91]+[.D88]+[.D84]+[.D82]+[.D80]+[.D78]+[.D75]+[.D74]+[.D71]+[.D70]+[.D68]+[.D66]+[.D65]+[.D61]+[.D59]+[.D58]+[.D53]+[.D52]+[.D50]+[.D49]+[.D47]+[.D45]+[.D44]+[.D43]+[.D42]+[.D39]+[.D37]+[.D36]+[.D35]+[.D33]+[.D32]+[.D31]+[.D30]+[.D28]+[.D27]+[.D26]+[.D24]+[.D21]+[.D20]+[.D19]+[.D17]+[.D16]+[.D13]+[.D11]+[.D9]+[.D7]+[.D6]" office:value-type="float" office:value="0" calcext:value-type="float">
            <text:p>0</text:p>
          </table:table-cell>
          <table:table-cell table:formula="of:=[.E261]+[.E258]+[.E257]+[.E254]+[.E253]+[.E249]+[.E245]+[.E243]+[.E241]+[.E239]+[.E237]+[.E236]+[.E234]+[.E232]+[.E230]+[.E229]+[.E228]+[.E226]+[.E223]+[.E222]+[.E221]+[.E220]+[.E218]+[.E215]+[.E213]+[.E210]+[.E207]+[.E205]+[.E204]+[.E202]+[.E200]+[.E199]+[.E196]+[.E194]+[.E193]+[.E192]+[.E190]+[.E188]+[.E187]+[.E186]+[.E184]+[.E182]+[.E179]+[.E178]+[.E177]+[.E176]+[.E175]+[.E173]+[.E171]+[.E169]+[.E168]+[.E165]+[.E163]+[.E161]+[.E159]+[.E157]+[.E155]+[.E152]+[.E151]+[.E150]+[.E149]+[.E147]+[.E145]+[.E144]+[.E143]+[.E142]+[.E141]+[.E139]+[.E138]+[.E137]+[.E136]+[.E135]+[.E134]+[.E133]+[.E132]+[.E131]+[.E130]+[.E129]+[.E128]+[.E127]+[.E126]+[.E123]+[.E122]+[.E120]+[.E119]+[.E118]+[.E117]+[.E116]+[.E114]+[.E111]+[.E108]+[.E107]+[.E106]+[.E103]+[.E100]+[.E99]+[.E98]+[.E97]+[.E96]+[.E94]+[.E92]+[.E91]+[.E88]+[.E84]+[.E82]+[.E80]+[.E78]+[.E75]+[.E74]+[.E71]+[.E70]+[.E68]+[.E66]+[.E65]+[.E61]+[.E59]+[.E58]+[.E53]+[.E52]+[.E50]+[.E49]+[.E47]+[.E45]+[.E44]+[.E43]+[.E42]+[.E39]+[.E37]+[.E36]+[.E35]+[.E33]+[.E32]+[.E31]+[.E30]+[.E28]+[.E27]+[.E26]+[.E24]+[.E21]+[.E20]+[.E19]+[.E17]+[.E16]+[.E13]+[.E11]+[.E9]+[.E7]+[.E6]" office:value-type="float" office:value="0" calcext:value-type="float">
            <text:p>0</text:p>
          </table:table-cell>
          <table:table-cell table:formula="of:=[.F261]+[.F258]+[.F257]+[.F254]+[.F253]+[.F249]+[.F245]+[.F243]+[.F241]+[.F239]+[.F237]+[.F236]+[.F234]+[.F232]+[.F230]+[.F229]+[.F228]+[.F226]+[.F223]+[.F222]+[.F221]+[.F220]+[.F218]+[.F215]+[.F213]+[.F210]+[.F207]+[.F205]+[.F204]+[.F202]+[.F200]+[.F199]+[.F196]+[.F194]+[.F193]+[.F192]+[.F190]+[.F188]+[.F187]+[.F186]+[.F184]+[.F182]+[.F179]+[.F178]+[.F177]+[.F176]+[.F175]+[.F173]+[.F171]+[.F169]+[.F168]+[.F165]+[.F163]+[.F161]+[.F159]+[.F157]+[.F155]+[.F152]+[.F151]+[.F150]+[.F149]+[.F147]+[.F145]+[.F144]+[.F143]+[.F142]+[.F141]+[.F139]+[.F138]+[.F137]+[.F136]+[.F135]+[.F134]+[.F133]+[.F132]+[.F131]+[.F130]+[.F129]+[.F128]+[.F127]+[.F126]+[.F123]+[.F122]+[.F120]+[.F119]+[.F118]+[.F117]+[.F116]+[.F114]+[.F111]+[.F108]+[.F107]+[.F106]+[.F103]+[.F100]+[.F99]+[.F98]+[.F97]+[.F96]+[.F94]+[.F92]+[.F91]+[.F88]+[.F84]+[.F82]+[.F80]+[.F78]+[.F75]+[.F74]+[.F71]+[.F70]+[.F68]+[.F66]+[.F65]+[.F61]+[.F59]+[.F58]+[.F53]+[.F52]+[.F50]+[.F49]+[.F47]+[.F45]+[.F44]+[.F43]+[.F42]+[.F39]+[.F37]+[.F36]+[.F35]+[.F33]+[.F32]+[.F31]+[.F30]+[.F28]+[.F27]+[.F26]+[.F24]+[.F21]+[.F20]+[.F19]+[.F17]+[.F16]+[.F13]+[.F11]+[.F9]+[.F7]+[.F6]" office:value-type="float" office:value="0" calcext:value-type="float">
            <text:p>0</text:p>
          </table:table-cell>
          <table:table-cell table:formula="of:=[.G261]+[.G258]+[.G257]+[.G254]+[.G253]+[.G249]+[.G245]+[.G243]+[.G241]+[.G239]+[.G237]+[.G236]+[.G234]+[.G232]+[.G230]+[.G229]+[.G228]+[.G226]+[.G223]+[.G222]+[.G221]+[.G220]+[.G218]+[.G215]+[.G213]+[.G210]+[.G207]+[.G205]+[.G204]+[.G202]+[.G200]+[.G199]+[.G196]+[.G194]+[.G193]+[.G192]+[.G190]+[.G188]+[.G187]+[.G186]+[.G184]+[.G182]+[.G179]+[.G178]+[.G177]+[.G176]+[.G175]+[.G173]+[.G171]+[.G169]+[.G168]+[.G165]+[.G163]+[.G161]+[.G159]+[.G157]+[.G155]+[.G152]+[.G151]+[.G150]+[.G149]+[.G147]+[.G145]+[.G144]+[.G143]+[.G142]+[.G141]+[.G139]+[.G138]+[.G137]+[.G136]+[.G135]+[.G134]+[.G133]+[.G132]+[.G131]+[.G130]+[.G129]+[.G128]+[.G127]+[.G126]+[.G123]+[.G122]+[.G120]+[.G119]+[.G118]+[.G117]+[.G116]+[.G114]+[.G111]+[.G108]+[.G107]+[.G106]+[.G103]+[.G100]+[.G99]+[.G98]+[.G97]+[.G96]+[.G94]+[.G92]+[.G91]+[.G88]+[.G84]+[.G82]+[.G80]+[.G78]+[.G75]+[.G74]+[.G71]+[.G70]+[.G68]+[.G66]+[.G65]+[.G61]+[.G59]+[.G58]+[.G53]+[.G52]+[.G50]+[.G49]+[.G47]+[.G45]+[.G44]+[.G43]+[.G42]+[.G39]+[.G37]+[.G36]+[.G35]+[.G33]+[.G32]+[.G31]+[.G30]+[.G28]+[.G27]+[.G26]+[.G24]+[.G21]+[.G20]+[.G19]+[.G17]+[.G16]+[.G13]+[.G11]+[.G9]+[.G7]+[.G6]" office:value-type="float" office:value="0" calcext:value-type="float">
            <text:p>0</text:p>
          </table:table-cell>
          <table:table-cell table:formula="of:=[.H261]+[.H258]+[.H257]+[.H254]+[.H253]+[.H249]+[.H245]+[.H243]+[.H241]+[.H239]+[.H237]+[.H236]+[.H234]+[.H232]+[.H230]+[.H229]+[.H228]+[.H226]+[.H223]+[.H222]+[.H221]+[.H220]+[.H218]+[.H215]+[.H213]+[.H210]+[.H207]+[.H205]+[.H204]+[.H202]+[.H200]+[.H199]+[.H196]+[.H194]+[.H193]+[.H192]+[.H190]+[.H188]+[.H187]+[.H186]+[.H184]+[.H182]+[.H179]+[.H178]+[.H177]+[.H176]+[.H175]+[.H173]+[.H171]+[.H169]+[.H168]+[.H165]+[.H163]+[.H161]+[.H159]+[.H157]+[.H155]+[.H152]+[.H151]+[.H150]+[.H149]+[.H147]+[.H145]+[.H144]+[.H143]+[.H142]+[.H141]+[.H139]+[.H138]+[.H137]+[.H136]+[.H135]+[.H134]+[.H133]+[.H132]+[.H131]+[.H130]+[.H129]+[.H128]+[.H127]+[.H126]+[.H123]+[.H122]+[.H120]+[.H119]+[.H118]+[.H117]+[.H116]+[.H114]+[.H111]+[.H108]+[.H107]+[.H106]+[.H103]+[.H100]+[.H99]+[.H98]+[.H97]+[.H96]+[.H94]+[.H92]+[.H91]+[.H88]+[.H84]+[.H82]+[.H80]+[.H78]+[.H75]+[.H74]+[.H71]+[.H70]+[.H68]+[.H66]+[.H65]+[.H61]+[.H59]+[.H58]+[.H53]+[.H52]+[.H50]+[.H49]+[.H47]+[.H45]+[.H44]+[.H43]+[.H42]+[.H39]+[.H37]+[.H36]+[.H35]+[.H33]+[.H32]+[.H31]+[.H30]+[.H28]+[.H27]+[.H26]+[.H24]+[.H21]+[.H20]+[.H19]+[.H17]+[.H16]+[.H13]+[.H11]+[.H9]+[.H7]+[.H6]" office:value-type="float" office:value="1" calcext:value-type="float">
            <text:p>1</text:p>
          </table:table-cell>
          <table:table-cell table:formula="of:=[.I261]+[.I258]+[.I257]+[.I254]+[.I253]+[.I249]+[.I245]+[.I243]+[.I241]+[.I239]+[.I237]+[.I236]+[.I234]+[.I232]+[.I230]+[.I229]+[.I228]+[.I226]+[.I223]+[.I222]+[.I221]+[.I220]+[.I218]+[.I215]+[.I213]+[.I210]+[.I207]+[.I205]+[.I204]+[.I202]+[.I200]+[.I199]+[.I196]+[.I194]+[.I193]+[.I192]+[.I190]+[.I188]+[.I187]+[.I186]+[.I184]+[.I182]+[.I179]+[.I178]+[.I177]+[.I176]+[.I175]+[.I173]+[.I171]+[.I169]+[.I168]+[.I165]+[.I163]+[.I161]+[.I159]+[.I157]+[.I155]+[.I152]+[.I151]+[.I150]+[.I149]+[.I147]+[.I145]+[.I144]+[.I143]+[.I142]+[.I141]+[.I139]+[.I138]+[.I137]+[.I136]+[.I135]+[.I134]+[.I133]+[.I132]+[.I131]+[.I130]+[.I129]+[.I128]+[.I127]+[.I126]+[.I123]+[.I122]+[.I120]+[.I119]+[.I118]+[.I117]+[.I116]+[.I114]+[.I111]+[.I108]+[.I107]+[.I106]+[.I103]+[.I100]+[.I99]+[.I98]+[.I97]+[.I96]+[.I94]+[.I92]+[.I91]+[.I88]+[.I84]+[.I82]+[.I80]+[.I78]+[.I75]+[.I74]+[.I71]+[.I70]+[.I68]+[.I66]+[.I65]+[.I61]+[.I59]+[.I58]+[.I53]+[.I52]+[.I50]+[.I49]+[.I47]+[.I45]+[.I44]+[.I43]+[.I42]+[.I39]+[.I37]+[.I36]+[.I35]+[.I33]+[.I32]+[.I31]+[.I30]+[.I28]+[.I27]+[.I26]+[.I24]+[.I21]+[.I20]+[.I19]+[.I17]+[.I16]+[.I13]+[.I11]+[.I9]+[.I7]+[.I6]" office:value-type="float" office:value="0" calcext:value-type="float">
            <text:p>0</text:p>
          </table:table-cell>
          <table:table-cell table:formula="of:=[.J261]+[.J258]+[.J257]+[.J254]+[.J253]+[.J249]+[.J245]+[.J243]+[.J241]+[.J239]+[.J237]+[.J236]+[.J234]+[.J232]+[.J230]+[.J229]+[.J228]+[.J226]+[.J223]+[.J222]+[.J221]+[.J220]+[.J218]+[.J215]+[.J213]+[.J210]+[.J207]+[.J205]+[.J204]+[.J202]+[.J200]+[.J199]+[.J196]+[.J194]+[.J193]+[.J192]+[.J190]+[.J188]+[.J187]+[.J186]+[.J184]+[.J182]+[.J179]+[.J178]+[.J177]+[.J176]+[.J175]+[.J173]+[.J171]+[.J169]+[.J168]+[.J165]+[.J163]+[.J161]+[.J159]+[.J157]+[.J155]+[.J152]+[.J151]+[.J150]+[.J149]+[.J147]+[.J145]+[.J144]+[.J143]+[.J142]+[.J141]+[.J139]+[.J138]+[.J137]+[.J136]+[.J135]+[.J134]+[.J133]+[.J132]+[.J131]+[.J130]+[.J129]+[.J128]+[.J127]+[.J126]+[.J123]+[.J122]+[.J120]+[.J119]+[.J118]+[.J117]+[.J116]+[.J114]+[.J111]+[.J108]+[.J107]+[.J106]+[.J103]+[.J100]+[.J99]+[.J98]+[.J97]+[.J96]+[.J94]+[.J92]+[.J91]+[.J88]+[.J84]+[.J82]+[.J80]+[.J78]+[.J75]+[.J74]+[.J71]+[.J70]+[.J68]+[.J66]+[.J65]+[.J61]+[.J59]+[.J58]+[.J53]+[.J52]+[.J50]+[.J49]+[.J47]+[.J45]+[.J44]+[.J43]+[.J42]+[.J39]+[.J37]+[.J36]+[.J35]+[.J33]+[.J32]+[.J31]+[.J30]+[.J28]+[.J27]+[.J26]+[.J24]+[.J21]+[.J20]+[.J19]+[.J17]+[.J16]+[.J13]+[.J11]+[.J9]+[.J7]+[.J6]" office:value-type="float" office:value="0" calcext:value-type="float">
            <text:p>0</text:p>
          </table:table-cell>
          <table:table-cell table:formula="of:=[.K261]+[.K258]+[.K257]+[.K254]+[.K253]+[.K249]+[.K245]+[.K243]+[.K241]+[.K239]+[.K237]+[.K236]+[.K234]+[.K232]+[.K230]+[.K229]+[.K228]+[.K226]+[.K223]+[.K222]+[.K221]+[.K220]+[.K218]+[.K215]+[.K213]+[.K210]+[.K207]+[.K205]+[.K204]+[.K202]+[.K200]+[.K199]+[.K196]+[.K194]+[.K193]+[.K192]+[.K190]+[.K188]+[.K187]+[.K186]+[.K184]+[.K182]+[.K179]+[.K178]+[.K177]+[.K176]+[.K175]+[.K173]+[.K171]+[.K169]+[.K168]+[.K165]+[.K163]+[.K161]+[.K159]+[.K157]+[.K155]+[.K152]+[.K151]+[.K150]+[.K149]+[.K147]+[.K145]+[.K144]+[.K143]+[.K142]+[.K141]+[.K139]+[.K138]+[.K137]+[.K136]+[.K135]+[.K134]+[.K133]+[.K132]+[.K131]+[.K130]+[.K129]+[.K128]+[.K127]+[.K126]+[.K123]+[.K122]+[.K120]+[.K119]+[.K118]+[.K117]+[.K116]+[.K114]+[.K111]+[.K108]+[.K107]+[.K106]+[.K103]+[.K100]+[.K99]+[.K98]+[.K97]+[.K96]+[.K94]+[.K92]+[.K91]+[.K88]+[.K84]+[.K82]+[.K80]+[.K78]+[.K75]+[.K74]+[.K71]+[.K70]+[.K68]+[.K66]+[.K65]+[.K61]+[.K59]+[.K58]+[.K53]+[.K52]+[.K50]+[.K49]+[.K47]+[.K45]+[.K44]+[.K43]+[.K42]+[.K39]+[.K37]+[.K36]+[.K35]+[.K33]+[.K32]+[.K31]+[.K30]+[.K28]+[.K27]+[.K26]+[.K24]+[.K21]+[.K20]+[.K19]+[.K17]+[.K16]+[.K13]+[.K11]+[.K9]+[.K7]+[.K6]" office:value-type="float" office:value="0" calcext:value-type="float">
            <text:p>0</text:p>
          </table:table-cell>
          <table:table-cell table:formula="of:=[.L261]+[.L258]+[.L257]+[.L254]+[.L253]+[.L249]+[.L245]+[.L243]+[.L241]+[.L239]+[.L237]+[.L236]+[.L234]+[.L232]+[.L230]+[.L229]+[.L228]+[.L226]+[.L223]+[.L222]+[.L221]+[.L220]+[.L218]+[.L215]+[.L213]+[.L210]+[.L207]+[.L205]+[.L204]+[.L202]+[.L200]+[.L199]+[.L196]+[.L194]+[.L193]+[.L192]+[.L190]+[.L188]+[.L187]+[.L186]+[.L184]+[.L182]+[.L179]+[.L178]+[.L177]+[.L176]+[.L175]+[.L173]+[.L171]+[.L169]+[.L168]+[.L165]+[.L163]+[.L161]+[.L159]+[.L157]+[.L155]+[.L152]+[.L151]+[.L150]+[.L149]+[.L147]+[.L145]+[.L144]+[.L143]+[.L142]+[.L141]+[.L139]+[.L138]+[.L137]+[.L136]+[.L135]+[.L134]+[.L133]+[.L132]+[.L131]+[.L130]+[.L129]+[.L128]+[.L127]+[.L126]+[.L123]+[.L122]+[.L120]+[.L119]+[.L118]+[.L117]+[.L116]+[.L114]+[.L111]+[.L108]+[.L107]+[.L106]+[.L103]+[.L100]+[.L99]+[.L98]+[.L97]+[.L96]+[.L94]+[.L92]+[.L91]+[.L88]+[.L84]+[.L82]+[.L80]+[.L78]+[.L75]+[.L74]+[.L71]+[.L70]+[.L68]+[.L66]+[.L65]+[.L61]+[.L59]+[.L58]+[.L53]+[.L52]+[.L50]+[.L49]+[.L47]+[.L45]+[.L44]+[.L43]+[.L42]+[.L39]+[.L37]+[.L36]+[.L35]+[.L33]+[.L32]+[.L31]+[.L30]+[.L28]+[.L27]+[.L26]+[.L24]+[.L21]+[.L20]+[.L19]+[.L17]+[.L16]+[.L13]+[.L11]+[.L9]+[.L7]+[.L6]" office:value-type="float" office:value="0" calcext:value-type="float">
            <text:p>0</text:p>
          </table:table-cell>
          <table:table-cell table:formula="of:=[.M261]+[.M258]+[.M257]+[.M254]+[.M253]+[.M249]+[.M245]+[.M243]+[.M241]+[.M239]+[.M237]+[.M236]+[.M234]+[.M232]+[.M230]+[.M229]+[.M228]+[.M226]+[.M223]+[.M222]+[.M221]+[.M220]+[.M218]+[.M215]+[.M213]+[.M210]+[.M207]+[.M205]+[.M204]+[.M202]+[.M200]+[.M199]+[.M196]+[.M194]+[.M193]+[.M192]+[.M190]+[.M188]+[.M187]+[.M186]+[.M184]+[.M182]+[.M179]+[.M178]+[.M177]+[.M176]+[.M175]+[.M173]+[.M171]+[.M169]+[.M168]+[.M165]+[.M163]+[.M161]+[.M159]+[.M157]+[.M155]+[.M152]+[.M151]+[.M150]+[.M149]+[.M147]+[.M145]+[.M144]+[.M143]+[.M142]+[.M141]+[.M139]+[.M138]+[.M137]+[.M136]+[.M135]+[.M134]+[.M133]+[.M132]+[.M131]+[.M130]+[.M129]+[.M128]+[.M127]+[.M126]+[.M123]+[.M122]+[.M120]+[.M119]+[.M118]+[.M117]+[.M116]+[.M114]+[.M111]+[.M108]+[.M107]+[.M106]+[.M103]+[.M100]+[.M99]+[.M98]+[.M97]+[.M96]+[.M94]+[.M92]+[.M91]+[.M88]+[.M84]+[.M82]+[.M80]+[.M78]+[.M75]+[.M74]+[.M71]+[.M70]+[.M68]+[.M66]+[.M65]+[.M61]+[.M59]+[.M58]+[.M53]+[.M52]+[.M50]+[.M49]+[.M47]+[.M45]+[.M44]+[.M43]+[.M42]+[.M39]+[.M37]+[.M36]+[.M35]+[.M33]+[.M32]+[.M31]+[.M30]+[.M28]+[.M27]+[.M26]+[.M24]+[.M21]+[.M20]+[.M19]+[.M17]+[.M16]+[.M13]+[.M11]+[.M9]+[.M7]+[.M6]" office:value-type="float" office:value="1" calcext:value-type="float">
            <text:p>1</text:p>
          </table:table-cell>
          <table:table-cell table:formula="of:=[.N261]+[.N258]+[.N257]+[.N254]+[.N253]+[.N249]+[.N245]+[.N243]+[.N241]+[.N239]+[.N237]+[.N236]+[.N234]+[.N232]+[.N230]+[.N229]+[.N228]+[.N226]+[.N223]+[.N222]+[.N221]+[.N220]+[.N218]+[.N215]+[.N213]+[.N210]+[.N207]+[.N205]+[.N204]+[.N202]+[.N200]+[.N199]+[.N196]+[.N194]+[.N193]+[.N192]+[.N190]+[.N188]+[.N187]+[.N186]+[.N184]+[.N182]+[.N179]+[.N178]+[.N177]+[.N176]+[.N175]+[.N173]+[.N171]+[.N169]+[.N168]+[.N165]+[.N163]+[.N161]+[.N159]+[.N157]+[.N155]+[.N152]+[.N151]+[.N150]+[.N149]+[.N147]+[.N145]+[.N144]+[.N143]+[.N142]+[.N141]+[.N139]+[.N138]+[.N137]+[.N136]+[.N135]+[.N134]+[.N133]+[.N132]+[.N131]+[.N130]+[.N129]+[.N128]+[.N127]+[.N126]+[.N123]+[.N122]+[.N120]+[.N119]+[.N118]+[.N117]+[.N116]+[.N114]+[.N111]+[.N108]+[.N107]+[.N106]+[.N103]+[.N100]+[.N99]+[.N98]+[.N97]+[.N96]+[.N94]+[.N92]+[.N91]+[.N88]+[.N84]+[.N82]+[.N80]+[.N78]+[.N75]+[.N74]+[.N71]+[.N70]+[.N68]+[.N66]+[.N65]+[.N61]+[.N59]+[.N58]+[.N53]+[.N52]+[.N50]+[.N49]+[.N47]+[.N45]+[.N44]+[.N43]+[.N42]+[.N39]+[.N37]+[.N36]+[.N35]+[.N33]+[.N32]+[.N31]+[.N30]+[.N28]+[.N27]+[.N26]+[.N24]+[.N21]+[.N20]+[.N19]+[.N17]+[.N16]+[.N13]+[.N11]+[.N9]+[.N7]+[.N6]" office:value-type="float" office:value="0" calcext:value-type="float">
            <text:p>0</text:p>
          </table:table-cell>
          <table:table-cell table:formula="of:=[.O261]+[.O258]+[.O257]+[.O254]+[.O253]+[.O249]+[.O245]+[.O243]+[.O241]+[.O239]+[.O237]+[.O236]+[.O234]+[.O232]+[.O230]+[.O229]+[.O228]+[.O226]+[.O223]+[.O222]+[.O221]+[.O220]+[.O218]+[.O215]+[.O213]+[.O210]+[.O207]+[.O205]+[.O204]+[.O202]+[.O200]+[.O199]+[.O196]+[.O194]+[.O193]+[.O192]+[.O190]+[.O188]+[.O187]+[.O186]+[.O184]+[.O182]+[.O179]+[.O178]+[.O177]+[.O176]+[.O175]+[.O173]+[.O171]+[.O169]+[.O168]+[.O165]+[.O163]+[.O161]+[.O159]+[.O157]+[.O155]+[.O152]+[.O151]+[.O150]+[.O149]+[.O147]+[.O145]+[.O144]+[.O143]+[.O142]+[.O141]+[.O139]+[.O138]+[.O137]+[.O136]+[.O135]+[.O134]+[.O133]+[.O132]+[.O131]+[.O130]+[.O129]+[.O128]+[.O127]+[.O126]+[.O123]+[.O122]+[.O120]+[.O119]+[.O118]+[.O117]+[.O116]+[.O114]+[.O111]+[.O108]+[.O107]+[.O106]+[.O103]+[.O100]+[.O99]+[.O98]+[.O97]+[.O96]+[.O94]+[.O92]+[.O91]+[.O88]+[.O84]+[.O82]+[.O80]+[.O78]+[.O75]+[.O74]+[.O71]+[.O70]+[.O68]+[.O66]+[.O65]+[.O61]+[.O59]+[.O58]+[.O53]+[.O52]+[.O50]+[.O49]+[.O47]+[.O45]+[.O44]+[.O43]+[.O42]+[.O39]+[.O37]+[.O36]+[.O35]+[.O33]+[.O32]+[.O31]+[.O30]+[.O28]+[.O27]+[.O26]+[.O24]+[.O21]+[.O20]+[.O19]+[.O17]+[.O16]+[.O13]+[.O11]+[.O9]+[.O7]+[.O6]" office:value-type="float" office:value="0" calcext:value-type="float">
            <text:p>0</text:p>
          </table:table-cell>
          <table:table-cell table:formula="of:=[.P261]+[.P258]+[.P257]+[.P254]+[.P253]+[.P249]+[.P245]+[.P243]+[.P241]+[.P239]+[.P237]+[.P236]+[.P234]+[.P232]+[.P230]+[.P229]+[.P228]+[.P226]+[.P223]+[.P222]+[.P221]+[.P220]+[.P218]+[.P215]+[.P213]+[.P210]+[.P207]+[.P205]+[.P204]+[.P202]+[.P200]+[.P199]+[.P196]+[.P194]+[.P193]+[.P192]+[.P190]+[.P188]+[.P187]+[.P186]+[.P184]+[.P182]+[.P179]+[.P178]+[.P177]+[.P176]+[.P175]+[.P173]+[.P171]+[.P169]+[.P168]+[.P165]+[.P163]+[.P161]+[.P159]+[.P157]+[.P155]+[.P152]+[.P151]+[.P150]+[.P149]+[.P147]+[.P145]+[.P144]+[.P143]+[.P142]+[.P141]+[.P139]+[.P138]+[.P137]+[.P136]+[.P135]+[.P134]+[.P133]+[.P132]+[.P131]+[.P130]+[.P129]+[.P128]+[.P127]+[.P126]+[.P123]+[.P122]+[.P120]+[.P119]+[.P118]+[.P117]+[.P116]+[.P114]+[.P111]+[.P108]+[.P107]+[.P106]+[.P103]+[.P100]+[.P99]+[.P98]+[.P97]+[.P96]+[.P94]+[.P92]+[.P91]+[.P88]+[.P84]+[.P82]+[.P80]+[.P78]+[.P75]+[.P74]+[.P71]+[.P70]+[.P68]+[.P66]+[.P65]+[.P61]+[.P59]+[.P58]+[.P53]+[.P52]+[.P50]+[.P49]+[.P47]+[.P45]+[.P44]+[.P43]+[.P42]+[.P39]+[.P37]+[.P36]+[.P35]+[.P33]+[.P32]+[.P31]+[.P30]+[.P28]+[.P27]+[.P26]+[.P24]+[.P21]+[.P20]+[.P19]+[.P17]+[.P16]+[.P13]+[.P11]+[.P9]+[.P7]+[.P6]" office:value-type="float" office:value="0" calcext:value-type="float">
            <text:p>0</text:p>
          </table:table-cell>
          <table:table-cell table:formula="of:=[.Q261]+[.Q258]+[.Q257]+[.Q254]+[.Q253]+[.Q249]+[.Q245]+[.Q243]+[.Q241]+[.Q239]+[.Q237]+[.Q236]+[.Q234]+[.Q232]+[.Q230]+[.Q229]+[.Q228]+[.Q226]+[.Q223]+[.Q222]+[.Q221]+[.Q220]+[.Q218]+[.Q215]+[.Q213]+[.Q210]+[.Q207]+[.Q205]+[.Q204]+[.Q202]+[.Q200]+[.Q199]+[.Q196]+[.Q194]+[.Q193]+[.Q192]+[.Q190]+[.Q188]+[.Q187]+[.Q186]+[.Q184]+[.Q182]+[.Q179]+[.Q178]+[.Q177]+[.Q176]+[.Q175]+[.Q173]+[.Q171]+[.Q169]+[.Q168]+[.Q165]+[.Q163]+[.Q161]+[.Q159]+[.Q157]+[.Q155]+[.Q152]+[.Q151]+[.Q150]+[.Q149]+[.Q147]+[.Q145]+[.Q144]+[.Q143]+[.Q142]+[.Q141]+[.Q139]+[.Q138]+[.Q137]+[.Q136]+[.Q135]+[.Q134]+[.Q133]+[.Q132]+[.Q131]+[.Q130]+[.Q129]+[.Q128]+[.Q127]+[.Q126]+[.Q123]+[.Q122]+[.Q120]+[.Q119]+[.Q118]+[.Q117]+[.Q116]+[.Q114]+[.Q111]+[.Q108]+[.Q107]+[.Q106]+[.Q103]+[.Q100]+[.Q99]+[.Q98]+[.Q97]+[.Q96]+[.Q94]+[.Q92]+[.Q91]+[.Q88]+[.Q84]+[.Q82]+[.Q80]+[.Q78]+[.Q75]+[.Q74]+[.Q71]+[.Q70]+[.Q68]+[.Q66]+[.Q65]+[.Q61]+[.Q59]+[.Q58]+[.Q53]+[.Q52]+[.Q50]+[.Q49]+[.Q47]+[.Q45]+[.Q44]+[.Q43]+[.Q42]+[.Q39]+[.Q37]+[.Q36]+[.Q35]+[.Q33]+[.Q32]+[.Q31]+[.Q30]+[.Q28]+[.Q27]+[.Q26]+[.Q24]+[.Q21]+[.Q20]+[.Q19]+[.Q17]+[.Q16]+[.Q13]+[.Q11]+[.Q9]+[.Q7]+[.Q6]" office:value-type="float" office:value="0" calcext:value-type="float">
            <text:p>0</text:p>
          </table:table-cell>
          <table:table-cell table:formula="of:=[.R261]+[.R258]+[.R257]+[.R254]+[.R253]+[.R249]+[.R245]+[.R243]+[.R241]+[.R239]+[.R237]+[.R236]+[.R234]+[.R232]+[.R230]+[.R229]+[.R228]+[.R226]+[.R223]+[.R222]+[.R221]+[.R220]+[.R218]+[.R215]+[.R213]+[.R210]+[.R207]+[.R205]+[.R204]+[.R202]+[.R200]+[.R199]+[.R196]+[.R194]+[.R193]+[.R192]+[.R190]+[.R188]+[.R187]+[.R186]+[.R184]+[.R182]+[.R179]+[.R178]+[.R177]+[.R176]+[.R175]+[.R173]+[.R171]+[.R169]+[.R168]+[.R165]+[.R163]+[.R161]+[.R159]+[.R157]+[.R155]+[.R152]+[.R151]+[.R150]+[.R149]+[.R147]+[.R145]+[.R144]+[.R143]+[.R142]+[.R141]+[.R139]+[.R138]+[.R137]+[.R136]+[.R135]+[.R134]+[.R133]+[.R132]+[.R131]+[.R130]+[.R129]+[.R128]+[.R127]+[.R126]+[.R123]+[.R122]+[.R120]+[.R119]+[.R118]+[.R117]+[.R116]+[.R114]+[.R111]+[.R108]+[.R107]+[.R106]+[.R103]+[.R100]+[.R99]+[.R98]+[.R97]+[.R96]+[.R94]+[.R92]+[.R91]+[.R88]+[.R84]+[.R82]+[.R80]+[.R78]+[.R75]+[.R74]+[.R71]+[.R70]+[.R68]+[.R66]+[.R65]+[.R61]+[.R59]+[.R58]+[.R53]+[.R52]+[.R50]+[.R49]+[.R47]+[.R45]+[.R44]+[.R43]+[.R42]+[.R39]+[.R37]+[.R36]+[.R35]+[.R33]+[.R32]+[.R31]+[.R30]+[.R28]+[.R27]+[.R26]+[.R24]+[.R21]+[.R20]+[.R19]+[.R17]+[.R16]+[.R13]+[.R11]+[.R9]+[.R7]+[.R6]" office:value-type="float" office:value="2" calcext:value-type="float">
            <text:p>2</text:p>
          </table:table-cell>
          <table:table-cell table:formula="of:=[.S261]+[.S258]+[.S257]+[.S254]+[.S253]+[.S249]+[.S245]+[.S243]+[.S241]+[.S239]+[.S237]+[.S236]+[.S234]+[.S232]+[.S230]+[.S229]+[.S228]+[.S226]+[.S223]+[.S222]+[.S221]+[.S220]+[.S218]+[.S215]+[.S213]+[.S210]+[.S207]+[.S205]+[.S204]+[.S202]+[.S200]+[.S199]+[.S196]+[.S194]+[.S193]+[.S192]+[.S190]+[.S188]+[.S187]+[.S186]+[.S184]+[.S182]+[.S179]+[.S178]+[.S177]+[.S176]+[.S175]+[.S173]+[.S171]+[.S169]+[.S168]+[.S165]+[.S163]+[.S161]+[.S159]+[.S157]+[.S155]+[.S152]+[.S151]+[.S150]+[.S149]+[.S147]+[.S145]+[.S144]+[.S143]+[.S142]+[.S141]+[.S139]+[.S138]+[.S137]+[.S136]+[.S135]+[.S134]+[.S133]+[.S132]+[.S131]+[.S130]+[.S129]+[.S128]+[.S127]+[.S126]+[.S123]+[.S122]+[.S120]+[.S119]+[.S118]+[.S117]+[.S116]+[.S114]+[.S111]+[.S108]+[.S107]+[.S106]+[.S103]+[.S100]+[.S99]+[.S98]+[.S97]+[.S96]+[.S94]+[.S92]+[.S91]+[.S88]+[.S84]+[.S82]+[.S80]+[.S78]+[.S75]+[.S74]+[.S71]+[.S70]+[.S68]+[.S66]+[.S65]+[.S61]+[.S59]+[.S58]+[.S53]+[.S52]+[.S50]+[.S49]+[.S47]+[.S45]+[.S44]+[.S43]+[.S42]+[.S39]+[.S37]+[.S36]+[.S35]+[.S33]+[.S32]+[.S31]+[.S30]+[.S28]+[.S27]+[.S26]+[.S24]+[.S21]+[.S20]+[.S19]+[.S17]+[.S16]+[.S13]+[.S11]+[.S9]+[.S7]+[.S6]" office:value-type="float" office:value="272" calcext:value-type="float">
            <office:annotation draw:style-name="gr1" draw:text-style-name="P1" svg:width="3.48cm" svg:height="2.032cm" svg:x="37.178cm" svg:y="123.063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274</text:span></text:p>
            </office:annotation>
            <text:p>272</text:p>
          </table:table-cell>
          <table:table-cell table:formula="of:=[.T261]+[.T258]+[.T257]+[.T254]+[.T253]+[.T249]+[.T245]+[.T243]+[.T241]+[.T239]+[.T237]+[.T236]+[.T234]+[.T232]+[.T230]+[.T229]+[.T228]+[.T226]+[.T223]+[.T222]+[.T221]+[.T220]+[.T218]+[.T215]+[.T213]+[.T210]+[.T207]+[.T205]+[.T204]+[.T202]+[.T200]+[.T199]+[.T196]+[.T194]+[.T193]+[.T192]+[.T190]+[.T188]+[.T187]+[.T186]+[.T184]+[.T182]+[.T179]+[.T178]+[.T177]+[.T176]+[.T175]+[.T173]+[.T171]+[.T169]+[.T168]+[.T165]+[.T163]+[.T161]+[.T159]+[.T157]+[.T155]+[.T152]+[.T151]+[.T150]+[.T149]+[.T147]+[.T145]+[.T144]+[.T143]+[.T142]+[.T141]+[.T139]+[.T138]+[.T137]+[.T136]+[.T135]+[.T134]+[.T133]+[.T132]+[.T131]+[.T130]+[.T129]+[.T128]+[.T127]+[.T126]+[.T123]+[.T122]+[.T120]+[.T119]+[.T118]+[.T117]+[.T116]+[.T114]+[.T111]+[.T108]+[.T107]+[.T106]+[.T103]+[.T100]+[.T99]+[.T98]+[.T97]+[.T96]+[.T94]+[.T92]+[.T91]+[.T88]+[.T84]+[.T82]+[.T80]+[.T78]+[.T75]+[.T74]+[.T71]+[.T70]+[.T68]+[.T66]+[.T65]+[.T61]+[.T59]+[.T58]+[.T53]+[.T52]+[.T50]+[.T49]+[.T47]+[.T45]+[.T44]+[.T43]+[.T42]+[.T39]+[.T37]+[.T36]+[.T35]+[.T33]+[.T32]+[.T31]+[.T30]+[.T28]+[.T27]+[.T26]+[.T24]+[.T21]+[.T20]+[.T19]+[.T17]+[.T16]+[.T13]+[.T11]+[.T9]+[.T7]+[.T6]" office:value-type="float" office:value="1" calcext:value-type="float">
            <office:annotation draw:style-name="gr1" draw:text-style-name="P1" svg:width="3.48cm" svg:height="2.032cm" svg:x="38.917cm" svg:y="123.063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0</text:span></text:p>
            </office:annotation>
            <text:p>1</text:p>
          </table:table-cell>
          <table:table-cell table:formula="of:=[.U261]+[.U258]+[.U257]+[.U254]+[.U253]+[.U249]+[.U245]+[.U243]+[.U241]+[.U239]+[.U237]+[.U236]+[.U234]+[.U232]+[.U230]+[.U229]+[.U228]+[.U226]+[.U223]+[.U222]+[.U221]+[.U220]+[.U218]+[.U215]+[.U213]+[.U210]+[.U207]+[.U205]+[.U204]+[.U202]+[.U200]+[.U199]+[.U196]+[.U194]+[.U193]+[.U192]+[.U190]+[.U188]+[.U187]+[.U186]+[.U184]+[.U182]+[.U179]+[.U178]+[.U177]+[.U176]+[.U175]+[.U173]+[.U171]+[.U169]+[.U168]+[.U165]+[.U163]+[.U161]+[.U159]+[.U157]+[.U155]+[.U152]+[.U151]+[.U150]+[.U149]+[.U147]+[.U145]+[.U144]+[.U143]+[.U142]+[.U141]+[.U139]+[.U138]+[.U137]+[.U136]+[.U135]+[.U134]+[.U133]+[.U132]+[.U131]+[.U130]+[.U129]+[.U128]+[.U127]+[.U126]+[.U123]+[.U122]+[.U120]+[.U119]+[.U118]+[.U117]+[.U116]+[.U114]+[.U111]+[.U108]+[.U107]+[.U106]+[.U103]+[.U100]+[.U99]+[.U98]+[.U97]+[.U96]+[.U94]+[.U92]+[.U91]+[.U88]+[.U84]+[.U82]+[.U80]+[.U78]+[.U75]+[.U74]+[.U71]+[.U70]+[.U68]+[.U66]+[.U65]+[.U61]+[.U59]+[.U58]+[.U53]+[.U52]+[.U50]+[.U49]+[.U47]+[.U45]+[.U44]+[.U43]+[.U42]+[.U39]+[.U37]+[.U36]+[.U35]+[.U33]+[.U32]+[.U31]+[.U30]+[.U28]+[.U27]+[.U26]+[.U24]+[.U21]+[.U20]+[.U19]+[.U17]+[.U16]+[.U13]+[.U11]+[.U9]+[.U7]+[.U6]" office:value-type="float" office:value="0" calcext:value-type="float">
            <office:annotation draw:style-name="gr1" draw:text-style-name="P1" svg:width="3.48cm" svg:height="2.032cm" svg:x="40.656cm" svg:y="123.063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0</text:p>
          </table:table-cell>
          <table:table-cell table:formula="of:=[.V261]+[.V258]+[.V257]+[.V254]+[.V253]+[.V249]+[.V245]+[.V243]+[.V241]+[.V239]+[.V237]+[.V236]+[.V234]+[.V232]+[.V230]+[.V229]+[.V228]+[.V226]+[.V223]+[.V222]+[.V221]+[.V220]+[.V218]+[.V215]+[.V213]+[.V210]+[.V207]+[.V205]+[.V204]+[.V202]+[.V200]+[.V199]+[.V196]+[.V194]+[.V193]+[.V192]+[.V190]+[.V188]+[.V187]+[.V186]+[.V184]+[.V182]+[.V179]+[.V178]+[.V177]+[.V176]+[.V175]+[.V173]+[.V171]+[.V169]+[.V168]+[.V165]+[.V163]+[.V161]+[.V159]+[.V157]+[.V155]+[.V152]+[.V151]+[.V150]+[.V149]+[.V147]+[.V145]+[.V144]+[.V143]+[.V142]+[.V141]+[.V139]+[.V138]+[.V137]+[.V136]+[.V135]+[.V134]+[.V133]+[.V132]+[.V131]+[.V130]+[.V129]+[.V128]+[.V127]+[.V126]+[.V123]+[.V122]+[.V120]+[.V119]+[.V118]+[.V117]+[.V116]+[.V114]+[.V111]+[.V108]+[.V107]+[.V106]+[.V103]+[.V100]+[.V99]+[.V98]+[.V97]+[.V96]+[.V94]+[.V92]+[.V91]+[.V88]+[.V84]+[.V82]+[.V80]+[.V78]+[.V75]+[.V74]+[.V71]+[.V70]+[.V68]+[.V66]+[.V65]+[.V61]+[.V59]+[.V58]+[.V53]+[.V52]+[.V50]+[.V49]+[.V47]+[.V45]+[.V44]+[.V43]+[.V42]+[.V39]+[.V37]+[.V36]+[.V35]+[.V33]+[.V32]+[.V31]+[.V30]+[.V28]+[.V27]+[.V26]+[.V24]+[.V21]+[.V20]+[.V19]+[.V17]+[.V16]+[.V13]+[.V11]+[.V9]+[.V7]+[.V6]" office:value-type="float" office:value="3" calcext:value-type="float">
            <office:annotation draw:style-name="gr1" draw:text-style-name="P1" svg:width="3.524cm" svg:height="2.032cm" svg:x="42.396cm" svg:y="123.063cm" draw:caption-point-x="-1.555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1</text:span></text:p>
            </office:annotation>
            <text:p>3</text:p>
          </table:table-cell>
          <table:table-cell table:formula="of:=[.W261]+[.W258]+[.W257]+[.W254]+[.W253]+[.W249]+[.W245]+[.W243]+[.W241]+[.W239]+[.W237]+[.W236]+[.W234]+[.W232]+[.W230]+[.W229]+[.W228]+[.W226]+[.W223]+[.W222]+[.W221]+[.W220]+[.W218]+[.W215]+[.W213]+[.W210]+[.W207]+[.W205]+[.W204]+[.W202]+[.W200]+[.W199]+[.W196]+[.W194]+[.W193]+[.W192]+[.W190]+[.W188]+[.W187]+[.W186]+[.W184]+[.W182]+[.W179]+[.W178]+[.W177]+[.W176]+[.W175]+[.W173]+[.W171]+[.W169]+[.W168]+[.W165]+[.W163]+[.W161]+[.W159]+[.W157]+[.W155]+[.W152]+[.W151]+[.W150]+[.W149]+[.W147]+[.W145]+[.W144]+[.W143]+[.W142]+[.W141]+[.W139]+[.W138]+[.W137]+[.W136]+[.W135]+[.W134]+[.W133]+[.W132]+[.W131]+[.W130]+[.W129]+[.W128]+[.W127]+[.W126]+[.W123]+[.W122]+[.W120]+[.W119]+[.W118]+[.W117]+[.W116]+[.W114]+[.W111]+[.W108]+[.W107]+[.W106]+[.W103]+[.W100]+[.W99]+[.W98]+[.W97]+[.W96]+[.W94]+[.W92]+[.W91]+[.W88]+[.W84]+[.W82]+[.W80]+[.W78]+[.W75]+[.W74]+[.W71]+[.W70]+[.W68]+[.W66]+[.W65]+[.W61]+[.W59]+[.W58]+[.W53]+[.W52]+[.W50]+[.W49]+[.W47]+[.W45]+[.W44]+[.W43]+[.W42]+[.W39]+[.W37]+[.W36]+[.W35]+[.W33]+[.W32]+[.W31]+[.W30]+[.W28]+[.W27]+[.W26]+[.W24]+[.W21]+[.W20]+[.W19]+[.W17]+[.W16]+[.W13]+[.W11]+[.W9]+[.W7]+[.W6]" office:value-type="float" office:value="0" calcext:value-type="float">
            <text:p>0</text:p>
          </table:table-cell>
          <table:table-cell table:formula="of:=[.X261]+[.X258]+[.X257]+[.X254]+[.X253]+[.X249]+[.X245]+[.X243]+[.X241]+[.X239]+[.X237]+[.X236]+[.X234]+[.X232]+[.X230]+[.X229]+[.X228]+[.X226]+[.X223]+[.X222]+[.X221]+[.X220]+[.X218]+[.X215]+[.X213]+[.X210]+[.X207]+[.X205]+[.X204]+[.X202]+[.X200]+[.X199]+[.X196]+[.X194]+[.X193]+[.X192]+[.X190]+[.X188]+[.X187]+[.X186]+[.X184]+[.X182]+[.X179]+[.X178]+[.X177]+[.X176]+[.X175]+[.X173]+[.X171]+[.X169]+[.X168]+[.X165]+[.X163]+[.X161]+[.X159]+[.X157]+[.X155]+[.X152]+[.X151]+[.X150]+[.X149]+[.X147]+[.X145]+[.X144]+[.X143]+[.X142]+[.X141]+[.X139]+[.X138]+[.X137]+[.X136]+[.X135]+[.X134]+[.X133]+[.X132]+[.X131]+[.X130]+[.X129]+[.X128]+[.X127]+[.X126]+[.X123]+[.X122]+[.X120]+[.X119]+[.X118]+[.X117]+[.X116]+[.X114]+[.X111]+[.X108]+[.X107]+[.X106]+[.X103]+[.X100]+[.X99]+[.X98]+[.X97]+[.X96]+[.X94]+[.X92]+[.X91]+[.X88]+[.X84]+[.X82]+[.X80]+[.X78]+[.X75]+[.X74]+[.X71]+[.X70]+[.X68]+[.X66]+[.X65]+[.X61]+[.X59]+[.X58]+[.X53]+[.X52]+[.X50]+[.X49]+[.X47]+[.X45]+[.X44]+[.X43]+[.X42]+[.X39]+[.X37]+[.X36]+[.X35]+[.X33]+[.X32]+[.X31]+[.X30]+[.X28]+[.X27]+[.X26]+[.X24]+[.X21]+[.X20]+[.X19]+[.X17]+[.X16]+[.X13]+[.X11]+[.X9]+[.X7]+[.X6]" office:value-type="float" office:value="6" calcext:value-type="float">
            <office:annotation draw:style-name="gr1" draw:text-style-name="P1" svg:width="3.48cm" svg:height="2.032cm" svg:x="45.918cm" svg:y="123.063cm" draw:caption-point-x="-1.598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5</text:span></text:p>
            </office:annotation>
            <text:p>6</text:p>
          </table:table-cell>
          <table:table-cell table:style-name="ce10" table:formula="of:=[.Y261]+[.Y258]+[.Y257]+[.Y254]+[.Y253]+[.Y249]+[.Y245]+[.Y243]+[.Y241]+[.Y239]+[.Y237]+[.Y236]+[.Y234]+[.Y232]+[.Y230]+[.Y229]+[.Y228]+[.Y226]+[.Y223]+[.Y222]+[.Y221]+[.Y220]+[.Y218]+[.Y215]+[.Y213]+[.Y210]+[.Y207]+[.Y205]+[.Y204]+[.Y202]+[.Y200]+[.Y199]+[.Y196]+[.Y194]+[.Y193]+[.Y192]+[.Y190]+[.Y188]+[.Y187]+[.Y186]+[.Y184]+[.Y182]+[.Y179]+[.Y178]+[.Y177]+[.Y176]+[.Y175]+[.Y173]+[.Y171]+[.Y169]+[.Y168]+[.Y165]+[.Y163]+[.Y161]+[.Y159]+[.Y157]+[.Y155]+[.Y152]+[.Y151]+[.Y150]+[.Y149]+[.Y147]+[.Y145]+[.Y144]+[.Y143]+[.Y142]+[.Y141]+[.Y139]+[.Y138]+[.Y137]+[.Y136]+[.Y135]+[.Y134]+[.Y133]+[.Y132]+[.Y131]+[.Y130]+[.Y129]+[.Y128]+[.Y127]+[.Y126]+[.Y123]+[.Y122]+[.Y120]+[.Y119]+[.Y118]+[.Y117]+[.Y116]+[.Y114]+[.Y111]+[.Y108]+[.Y107]+[.Y106]+[.Y103]+[.Y100]+[.Y99]+[.Y98]+[.Y97]+[.Y96]+[.Y94]+[.Y92]+[.Y91]+[.Y88]+[.Y84]+[.Y82]+[.Y80]+[.Y78]+[.Y75]+[.Y74]+[.Y71]+[.Y70]+[.Y68]+[.Y66]+[.Y65]+[.Y61]+[.Y59]+[.Y58]+[.Y53]+[.Y52]+[.Y50]+[.Y49]+[.Y47]+[.Y45]+[.Y44]+[.Y43]+[.Y42]+[.Y39]+[.Y37]+[.Y36]+[.Y35]+[.Y33]+[.Y32]+[.Y31]+[.Y30]+[.Y28]+[.Y27]+[.Y26]+[.Y24]+[.Y21]+[.Y20]+[.Y19]+[.Y17]+[.Y16]+[.Y13]+[.Y11]+[.Y9]+[.Y7]+[.Y6]" office:value-type="float" office:value="286" calcext:value-type="float">
            <text:p>286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lgemene totaal</text:p>
          </table:table-cell>
          <table:table-cell table:style-name="ce12"/>
          <table:table-cell/>
          <table:table-cell table:style-name="ce6" table:formula="of:=[.D263]+[.D264]+[.D265]+[.D266]" office:value-type="float" office:value="4" calcext:value-type="float">
            <text:p>4</text:p>
          </table:table-cell>
          <table:table-cell table:style-name="ce17" table:formula="of:=[.E263]+[.E264]+[.E265]+[.E266]" office:value-type="float" office:value="10" calcext:value-type="float">
            <text:p>10</text:p>
          </table:table-cell>
          <table:table-cell table:style-name="ce17" table:formula="of:=[.F263]+[.F264]+[.F265]+[.F266]" office:value-type="float" office:value="5" calcext:value-type="float">
            <text:p>5</text:p>
          </table:table-cell>
          <table:table-cell table:style-name="ce17" table:formula="of:=[.G263]+[.G264]+[.G265]+[.G266]" office:value-type="float" office:value="9" calcext:value-type="float">
            <text:p>9</text:p>
          </table:table-cell>
          <table:table-cell table:style-name="ce17" table:formula="of:=[.H263]+[.H264]+[.H265]+[.H266]" office:value-type="float" office:value="10" calcext:value-type="float">
            <text:p>10</text:p>
          </table:table-cell>
          <table:table-cell table:style-name="ce17" table:formula="of:=[.I263]+[.I264]+[.I265]+[.I266]" office:value-type="float" office:value="18" calcext:value-type="float">
            <text:p>18</text:p>
          </table:table-cell>
          <table:table-cell table:style-name="ce17" table:formula="of:=[.J263]+[.J264]+[.J265]+[.J266]" office:value-type="float" office:value="0" calcext:value-type="float">
            <text:p>0</text:p>
          </table:table-cell>
          <table:table-cell table:style-name="ce17" table:formula="of:=[.K263]+[.K264]+[.K265]+[.K266]" office:value-type="float" office:value="10" calcext:value-type="float">
            <text:p>10</text:p>
          </table:table-cell>
          <table:table-cell table:style-name="ce17" table:formula="of:=[.L263]+[.L264]+[.L265]+[.L266]" office:value-type="float" office:value="3" calcext:value-type="float">
            <text:p>3</text:p>
          </table:table-cell>
          <table:table-cell table:style-name="ce17" table:formula="of:=[.M263]+[.M264]+[.M265]+[.M266]" office:value-type="float" office:value="28" calcext:value-type="float">
            <text:p>28</text:p>
          </table:table-cell>
          <table:table-cell table:style-name="ce17" table:formula="of:=[.N263]+[.N264]+[.N265]+[.N266]" office:value-type="float" office:value="0" calcext:value-type="float">
            <text:p>0</text:p>
          </table:table-cell>
          <table:table-cell table:style-name="ce17" table:formula="of:=[.O263]+[.O264]+[.O265]+[.O266]" office:value-type="float" office:value="0" calcext:value-type="float">
            <text:p>0</text:p>
          </table:table-cell>
          <table:table-cell table:style-name="ce17" table:formula="of:=[.P263]+[.P264]+[.P265]+[.P266]" office:value-type="float" office:value="20" calcext:value-type="float">
            <text:p>20</text:p>
          </table:table-cell>
          <table:table-cell table:style-name="ce17" table:formula="of:=[.Q263]+[.Q264]+[.Q265]+[.Q266]" office:value-type="float" office:value="119" calcext:value-type="float">
            <text:p>119</text:p>
          </table:table-cell>
          <table:table-cell table:style-name="ce17" table:formula="of:=[.R263]+[.R264]+[.R265]+[.R266]" office:value-type="float" office:value="7" calcext:value-type="float">
            <text:p>7</text:p>
          </table:table-cell>
          <table:table-cell table:style-name="ce17" table:formula="of:=[.S263]+[.S264]+[.S265]+[.S266]" office:value-type="float" office:value="476" calcext:value-type="float">
            <text:p>476</text:p>
          </table:table-cell>
          <table:table-cell table:style-name="ce17" table:formula="of:=[.T263]+[.T264]+[.T265]+[.T266]" office:value-type="float" office:value="8" calcext:value-type="float">
            <text:p>8</text:p>
          </table:table-cell>
          <table:table-cell table:style-name="ce17" table:formula="of:=[.U263]+[.U264]+[.U265]+[.U266]" office:value-type="float" office:value="1" calcext:value-type="float">
            <text:p>1</text:p>
          </table:table-cell>
          <table:table-cell table:style-name="ce17" table:formula="of:=[.V263]+[.V264]+[.V265]+[.V266]" office:value-type="float" office:value="21" calcext:value-type="float">
            <text:p>21</text:p>
          </table:table-cell>
          <table:table-cell table:style-name="ce17" table:formula="of:=[.W263]+[.W264]+[.W265]+[.W266]" office:value-type="float" office:value="8" calcext:value-type="float">
            <text:p>8</text:p>
          </table:table-cell>
          <table:table-cell table:style-name="ce17" table:formula="of:=[.X263]+[.X264]+[.X265]+[.X266]" office:value-type="float" office:value="11" calcext:value-type="float">
            <text:p>11</text:p>
          </table:table-cell>
          <table:table-cell table:style-name="ce12" table:formula="of:=[.Y263]+[.Y264]+[.Y265]+[.Y266]" office:value-type="float" office:value="768" calcext:value-type="float">
            <office:annotation draw:style-name="gr1" draw:text-style-name="P1" svg:width="3.48cm" svg:height="2.033cm" svg:x="47.657cm" svg:y="123.528cm" draw:caption-point-x="-1.554cm" draw:caption-point-y="0.899cm">
              <dc:creator>CDM</dc:creator>
              <dc:date>2014-12-12T00:00:00</dc:date>
              <text:p text:style-name="P1"><text:span text:style-name="T1">Sliedrecht:</text:span></text:p>
              <text:p text:style-name="P1"><text:span text:style-name="T2">769</text:span></text:p>
            </office:annotation>
            <text:p>768</text:p>
          </table:table-cell>
          <table:table-cell table:number-columns-repeated="999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number:text> $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6" style:display-name="PageStyle_Tabel 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1-01T14:23:32</dc:date>
    <meta:print-date>2004-01-22T22:12:01</meta:print-date>
    <meta:document-statistic meta:table-count="1" meta:cell-count="1186" meta:object-count="0"/>
    <meta:generator>LibreOffice/4.2.7.2$Linux_X86_64 LibreOffice_project/420m0$Build-2</meta:generator>
  </office:meta>
</office:document-meta>
</file>